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3.382cm" svg:height="7.465cm" svg:x="6.998cm" svg:y="8.05cm">
            <draw:object draw:notify-on-update-of-ranges="Sheet1.L6:Sheet1.L90 Sheet1.M4:Sheet1.M5 Sheet1.M6:Sheet1.M9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X=A*(x+B)</text:p>
          </table:table-cell>
          <table:table-cell table:number-columns-repeated="3"/>
          <table:table-cell office:value-type="string">
            <text:p>Y=A*(y+B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D17]-[.D7])/([.B17]-[.B7])" office:value-type="float" office:value="5.76368876080692">
            <text:p>5,76</text:p>
          </table:table-cell>
          <table:table-cell table:formula="of:=-[.B7]" office:value-type="float" office:value="-28">
            <text:p>-28</text:p>
          </table:table-cell>
          <table:table-cell table:number-columns-repeated="2"/>
          <table:table-cell table:formula="of:=([.H14]-[.H7])/([.G14]-[.G7])" office:value-type="float" office:value="26.4150943396226">
            <text:p>26,42</text:p>
          </table:table-cell>
          <table:table-cell table:formula="of:=-[.G7]" office:value-type="float" office:value="-14">
            <text:p>-14</text:p>
          </table:table-cell>
          <table:table-cell/>
          <table:table-cell office:value-type="string">
            <text:p>Оцифровка</text:p>
          </table:table-cell>
          <table:table-cell/>
          <table:table-cell office:value-type="string">
            <text:p>Результат</text:p>
          </table:table-cell>
          <table:table-cell/>
        </table:table-row>
        <table:table-row table:style-name="ro2">
          <table:table-cell/>
          <table:table-cell office:value-type="string">
            <text:p>Ось Х</text:p>
          </table:table-cell>
          <table:table-cell table:number-columns-repeated="3"/>
          <table:table-cell office:value-type="string">
            <text:p>Ось Y</text:p>
          </table:table-cell>
          <table:table-cell table:number-columns-repeated="3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</table:table-row>
        <table:table-row table:style-name="ro2">
          <table:table-cell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value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value</text:p>
          </table:table-cell>
          <table:table-cell/>
          <table:table-cell office:value-type="float" office:value="30">
            <text:p>30</text:p>
          </table:table-cell>
          <table:table-cell office:value-type="float" office:value="112.5">
            <text:p>112,5</text:p>
          </table:table-cell>
          <table:table-cell table:formula="of:=[.$C$4]*([.J6]+[.$D$4])" office:value-type="float" office:value="11.5273775216138">
            <text:p>11,53</text:p>
          </table:table-cell>
          <table:table-cell table:formula="of:=[.$G$4]*([.K6]+[.$H$4])" office:value-type="float" office:value="2601.88679245283">
            <text:p>2601,89</text:p>
          </table:table-cell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30.5">
            <text:p>30,5</text:p>
          </table:table-cell>
          <table:table-cell table:formula="of:=[.$C$4]*([.J7]+[.$D$4])" office:value-type="float" office:value="17.2910662824208">
            <text:p>17,29</text:p>
          </table:table-cell>
          <table:table-cell table:formula="of:=[.$G$4]*([.K7]+[.$H$4])" office:value-type="float" office:value="435.849056603774">
            <text:p>435,85</text:p>
          </table:table-cell>
        </table:table-row>
        <table:table-row table:style-name="ro2">
          <table:table-cell/>
          <table:table-cell office:value-type="float" office:value="45.5">
            <text:p>45,5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/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500">
            <text:p>500</text:p>
          </table:table-cell>
          <table:table-cell/>
          <table:table-cell office:value-type="float" office:value="31.5">
            <text:p>31,5</text:p>
          </table:table-cell>
          <table:table-cell office:value-type="float" office:value="20.5">
            <text:p>20,5</text:p>
          </table:table-cell>
          <table:table-cell table:formula="of:=[.$C$4]*([.J8]+[.$D$4])" office:value-type="float" office:value="20.1729106628242">
            <text:p>20,17</text:p>
          </table:table-cell>
          <table:table-cell table:formula="of:=[.$G$4]*([.K8]+[.$H$4])" office:value-type="float" office:value="171.698113207547">
            <text:p>171,7</text:p>
          </table:table-cell>
        </table:table-row>
        <table:table-row table:style-name="ro2">
          <table:table-cell/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200">
            <text:p>200</text:p>
          </table:table-cell>
          <table:table-cell/>
          <table:table-cell office:value-type="float" office:value="27.5">
            <text:p>27,5</text:p>
          </table:table-cell>
          <table:table-cell office:value-type="float" office:value="52.5">
            <text:p>52,5</text:p>
          </table:table-cell>
          <table:table-cell office:value-type="float" office:value="1000">
            <text:p>1000</text:p>
          </table:table-cell>
          <table:table-cell/>
          <table:table-cell office:value-type="float" office:value="32">
            <text:p>32</text:p>
          </table:table-cell>
          <table:table-cell office:value-type="float" office:value="17.5">
            <text:p>17,5</text:p>
          </table:table-cell>
          <table:table-cell table:formula="of:=[.$C$4]*([.J9]+[.$D$4])" office:value-type="float" office:value="23.0547550432277">
            <text:p>23,05</text:p>
          </table:table-cell>
          <table:table-cell table:formula="of:=[.$G$4]*([.K9]+[.$H$4])" office:value-type="float" office:value="92.4528301886793">
            <text:p>92,45</text:p>
          </table:table-cell>
        </table:table-row>
        <table:table-row table:style-name="ro2">
          <table:table-cell/>
          <table:table-cell office:value-type="float" office:value="79.5">
            <text:p>79,5</text:p>
          </table:table-cell>
          <table:table-cell office:value-type="float" office:value="14">
            <text:p>14</text:p>
          </table:table-cell>
          <table:table-cell office:value-type="float" office:value="300">
            <text:p>300</text:p>
          </table:table-cell>
          <table:table-cell/>
          <table:table-cell office:value-type="float" office:value="28">
            <text:p>28</text:p>
          </table:table-cell>
          <table:table-cell office:value-type="float" office:value="71">
            <text:p>71</text:p>
          </table:table-cell>
          <table:table-cell office:value-type="float" office:value="1500">
            <text:p>1500</text:p>
          </table:table-cell>
          <table:table-cell/>
          <table:table-cell office:value-type="float" office:value="33">
            <text:p>33</text:p>
          </table:table-cell>
          <table:table-cell office:value-type="float" office:value="16.5">
            <text:p>16,5</text:p>
          </table:table-cell>
          <table:table-cell table:formula="of:=[.$C$4]*([.J10]+[.$D$4])" office:value-type="float" office:value="28.8184438040346">
            <text:p>28,82</text:p>
          </table:table-cell>
          <table:table-cell table:formula="of:=[.$G$4]*([.K10]+[.$H$4])" office:value-type="float" office:value="66.0377358490566">
            <text:p>66,04</text:p>
          </table:table-cell>
        </table:table-row>
        <table:table-row table:style-name="ro2">
          <table:table-cell/>
          <table:table-cell office:value-type="float" office:value="98">
            <text:p>98</text:p>
          </table:table-cell>
          <table:table-cell office:value-type="float" office:value="14">
            <text:p>14</text:p>
          </table:table-cell>
          <table:table-cell office:value-type="float" office:value="400">
            <text:p>400</text:p>
          </table:table-cell>
          <table:table-cell/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office:value-type="float" office:value="2000">
            <text:p>2000</text:p>
          </table:table-cell>
          <table:table-cell/>
          <table:table-cell office:value-type="float" office:value="35.5">
            <text:p>35,5</text:p>
          </table:table-cell>
          <table:table-cell office:value-type="float" office:value="21">
            <text:p>21</text:p>
          </table:table-cell>
          <table:table-cell table:formula="of:=[.$C$4]*([.J11]+[.$D$4])" office:value-type="float" office:value="43.2276657060519">
            <text:p>43,23</text:p>
          </table:table-cell>
          <table:table-cell table:formula="of:=[.$G$4]*([.K11]+[.$H$4])" office:value-type="float" office:value="184.905660377359">
            <text:p>184,91</text:p>
          </table:table-cell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/>
          <table:table-cell office:value-type="float" office:value="27.5">
            <text:p>27,5</text:p>
          </table:table-cell>
          <table:table-cell office:value-type="float" office:value="109">
            <text:p>109</text:p>
          </table:table-cell>
          <table:table-cell office:value-type="float" office:value="2500">
            <text:p>2500</text:p>
          </table:table-cell>
          <table:table-cell/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formula="of:=[.$C$4]*([.J12]+[.$D$4])" office:value-type="float" office:value="57.6368876080692">
            <text:p>57,64</text:p>
          </table:table-cell>
          <table:table-cell table:formula="of:=[.$G$4]*([.K12]+[.$H$4])" office:value-type="float" office:value="686.792452830189">
            <text:p>686,79</text:p>
          </table:table-cell>
        </table:table-row>
        <table:table-row table:style-name="ro2">
          <table:table-cell/>
          <table:table-cell office:value-type="float" office:value="132.5">
            <text:p>132,5</text:p>
          </table:table-cell>
          <table:table-cell office:value-type="float" office:value="14">
            <text:p>14</text:p>
          </table:table-cell>
          <table:table-cell office:value-type="float" office:value="600">
            <text:p>600</text:p>
          </table:table-cell>
          <table:table-cell/>
          <table:table-cell office:value-type="float" office:value="28">
            <text:p>28</text:p>
          </table:table-cell>
          <table:table-cell office:value-type="float" office:value="127.5">
            <text:p>127,5</text:p>
          </table:table-cell>
          <table:table-cell office:value-type="float" office:value="3000">
            <text:p>3000</text:p>
          </table:table-cell>
          <table:table-cell/>
          <table:table-cell office:value-type="float" office:value="40.5">
            <text:p>40,5</text:p>
          </table:table-cell>
          <table:table-cell office:value-type="float" office:value="68.5">
            <text:p>68,5</text:p>
          </table:table-cell>
          <table:table-cell table:formula="of:=[.$C$4]*([.J13]+[.$D$4])" office:value-type="float" office:value="72.0461095100865">
            <text:p>72,05</text:p>
          </table:table-cell>
          <table:table-cell table:formula="of:=[.$G$4]*([.K13]+[.$H$4])" office:value-type="float" office:value="1439.62264150943">
            <text:p>1439,62</text:p>
          </table:table-cell>
        </table:table-row>
        <table:table-row table:style-name="ro2">
          <table:table-cell/>
          <table:table-cell office:value-type="float" office:value="150.5">
            <text:p>150,5</text:p>
          </table:table-cell>
          <table:table-cell office:value-type="float" office:value="14">
            <text:p>14</text:p>
          </table:table-cell>
          <table:table-cell office:value-type="float" office:value="700">
            <text:p>700</text:p>
          </table:table-cell>
          <table:table-cell/>
          <table:table-cell office:value-type="float" office:value="28">
            <text:p>28</text:p>
          </table:table-cell>
          <table:table-cell office:value-type="float" office:value="146.5">
            <text:p>146,5</text:p>
          </table:table-cell>
          <table:table-cell office:value-type="float" office:value="3500">
            <text:p>3500</text:p>
          </table:table-cell>
          <table:table-cell/>
          <table:table-cell office:value-type="float" office:value="41">
            <text:p>41</text:p>
          </table:table-cell>
          <table:table-cell office:value-type="float" office:value="98">
            <text:p>98</text:p>
          </table:table-cell>
          <table:table-cell table:formula="of:=[.$C$4]*([.J14]+[.$D$4])" office:value-type="float" office:value="74.9279538904899">
            <text:p>74,93</text:p>
          </table:table-cell>
          <table:table-cell table:formula="of:=[.$G$4]*([.K14]+[.$H$4])" office:value-type="float" office:value="2218.8679245283">
            <text:p>2218,87</text:p>
          </table:table-cell>
        </table:table-row>
        <table:table-row table:style-name="ro2">
          <table:table-cell/>
          <table:table-cell office:value-type="float" office:value="167">
            <text:p>167</text:p>
          </table:table-cell>
          <table:table-cell office:value-type="float" office:value="14">
            <text:p>14</text:p>
          </table:table-cell>
          <table:table-cell office:value-type="float" office:value="800">
            <text:p>800</text:p>
          </table:table-cell>
          <table:table-cell table:number-columns-repeated="5"/>
          <table:table-cell office:value-type="float" office:value="42">
            <text:p>42</text:p>
          </table:table-cell>
          <table:table-cell office:value-type="float" office:value="119.5">
            <text:p>119,5</text:p>
          </table:table-cell>
          <table:table-cell table:formula="of:=[.$C$4]*([.J15]+[.$D$4])" office:value-type="float" office:value="80.6916426512968">
            <text:p>80,69</text:p>
          </table:table-cell>
          <table:table-cell table:formula="of:=[.$G$4]*([.K15]+[.$H$4])" office:value-type="float" office:value="2786.79245283019">
            <text:p>2786,79</text:p>
          </table:table-cell>
        </table:table-row>
        <table:table-row table:style-name="ro2">
          <table:table-cell/>
          <table:table-cell office:value-type="float" office:value="185">
            <text:p>185</text:p>
          </table:table-cell>
          <table:table-cell office:value-type="float" office:value="14">
            <text:p>14</text:p>
          </table:table-cell>
          <table:table-cell office:value-type="float" office:value="900">
            <text:p>900</text:p>
          </table:table-cell>
          <table:table-cell table:number-columns-repeated="5"/>
          <table:table-cell office:value-type="float" office:value="42">
            <text:p>42</text:p>
          </table:table-cell>
          <table:table-cell office:value-type="float" office:value="129">
            <text:p>129</text:p>
          </table:table-cell>
          <table:table-cell table:formula="of:=[.$C$4]*([.J16]+[.$D$4])" office:value-type="float" office:value="80.6916426512968">
            <text:p>80,69</text:p>
          </table:table-cell>
          <table:table-cell table:formula="of:=[.$G$4]*([.K16]+[.$H$4])" office:value-type="float" office:value="3037.7358490566">
            <text:p>3037,74</text:p>
          </table:table-cell>
        </table:table-row>
        <table:table-row table:style-name="ro2">
          <table:table-cell/>
          <table:table-cell office:value-type="float" office:value="201.5">
            <text:p>201,5</text:p>
          </table:table-cell>
          <table:table-cell office:value-type="float" office:value="14">
            <text:p>14</text:p>
          </table:table-cell>
          <table:table-cell office:value-type="float" office:value="1000">
            <text:p>1000</text:p>
          </table:table-cell>
          <table:table-cell table:number-columns-repeated="5"/>
          <table:table-cell office:value-type="float" office:value="43.5">
            <text:p>43,5</text:p>
          </table:table-cell>
          <table:table-cell office:value-type="float" office:value="124">
            <text:p>124</text:p>
          </table:table-cell>
          <table:table-cell table:formula="of:=[.$C$4]*([.J17]+[.$D$4])" office:value-type="float" office:value="89.3371757925072">
            <text:p>89,34</text:p>
          </table:table-cell>
          <table:table-cell table:formula="of:=[.$G$4]*([.K17]+[.$H$4])" office:value-type="float" office:value="2905.66037735849">
            <text:p>2905,66</text:p>
          </table:table-cell>
        </table:table-row>
        <table:table-row table:style-name="ro2">
          <table:table-cell table:number-columns-repeated="9"/>
          <table:table-cell office:value-type="float" office:value="43.5">
            <text:p>43,5</text:p>
          </table:table-cell>
          <table:table-cell office:value-type="float" office:value="118.5">
            <text:p>118,5</text:p>
          </table:table-cell>
          <table:table-cell table:formula="of:=[.$C$4]*([.J18]+[.$D$4])" office:value-type="float" office:value="89.3371757925072">
            <text:p>89,34</text:p>
          </table:table-cell>
          <table:table-cell table:formula="of:=[.$G$4]*([.K18]+[.$H$4])" office:value-type="float" office:value="2760.37735849057">
            <text:p>2760,38</text:p>
          </table:table-cell>
        </table:table-row>
        <table:table-row table:style-name="ro2">
          <table:table-cell table:number-columns-repeated="9"/>
          <table:table-cell office:value-type="float" office:value="44">
            <text:p>44</text:p>
          </table:table-cell>
          <table:table-cell office:value-type="float" office:value="115">
            <text:p>115</text:p>
          </table:table-cell>
          <table:table-cell table:formula="of:=[.$C$4]*([.J19]+[.$D$4])" office:value-type="float" office:value="92.2190201729107">
            <text:p>92,22</text:p>
          </table:table-cell>
          <table:table-cell table:formula="of:=[.$G$4]*([.K19]+[.$H$4])" office:value-type="float" office:value="2667.92452830189">
            <text:p>2667,92</text:p>
          </table:table-cell>
        </table:table-row>
        <table:table-row table:style-name="ro2">
          <table:table-cell table:number-columns-repeated="9"/>
          <table:table-cell office:value-type="float" office:value="44.5">
            <text:p>44,5</text:p>
          </table:table-cell>
          <table:table-cell office:value-type="float" office:value="116.5">
            <text:p>116,5</text:p>
          </table:table-cell>
          <table:table-cell table:formula="of:=[.$C$4]*([.J20]+[.$D$4])" office:value-type="float" office:value="95.1008645533141">
            <text:p>95,1</text:p>
          </table:table-cell>
          <table:table-cell table:formula="of:=[.$G$4]*([.K20]+[.$H$4])" office:value-type="float" office:value="2707.54716981132">
            <text:p>2707,55</text:p>
          </table:table-cell>
        </table:table-row>
        <table:table-row table:style-name="ro2">
          <table:table-cell table:number-columns-repeated="9"/>
          <table:table-cell office:value-type="float" office:value="45">
            <text:p>45</text:p>
          </table:table-cell>
          <table:table-cell office:value-type="float" office:value="113">
            <text:p>113</text:p>
          </table:table-cell>
          <table:table-cell table:formula="of:=[.$C$4]*([.J21]+[.$D$4])" office:value-type="float" office:value="97.9827089337176">
            <text:p>97,98</text:p>
          </table:table-cell>
          <table:table-cell table:formula="of:=[.$G$4]*([.K21]+[.$H$4])" office:value-type="float" office:value="2615.09433962264">
            <text:p>2615,09</text:p>
          </table:table-cell>
        </table:table-row>
        <table:table-row table:style-name="ro2">
          <table:table-cell table:number-columns-repeated="9"/>
          <table:table-cell office:value-type="float" office:value="45.5">
            <text:p>45,5</text:p>
          </table:table-cell>
          <table:table-cell office:value-type="float" office:value="109">
            <text:p>109</text:p>
          </table:table-cell>
          <table:table-cell table:formula="of:=[.$C$4]*([.J22]+[.$D$4])" office:value-type="float" office:value="100.864553314121">
            <text:p>100,86</text:p>
          </table:table-cell>
          <table:table-cell table:formula="of:=[.$G$4]*([.K22]+[.$H$4])" office:value-type="float" office:value="2509.43396226415">
            <text:p>2509,43</text:p>
          </table:table-cell>
        </table:table-row>
        <table:table-row table:style-name="ro2">
          <table:table-cell table:number-columns-repeated="9"/>
          <table:table-cell office:value-type="float" office:value="46.5">
            <text:p>46,5</text:p>
          </table:table-cell>
          <table:table-cell office:value-type="float" office:value="104.5">
            <text:p>104,5</text:p>
          </table:table-cell>
          <table:table-cell table:formula="of:=[.$C$4]*([.J23]+[.$D$4])" office:value-type="float" office:value="106.628242074928">
            <text:p>106,63</text:p>
          </table:table-cell>
          <table:table-cell table:formula="of:=[.$G$4]*([.K23]+[.$H$4])" office:value-type="float" office:value="2390.56603773585">
            <text:p>2390,57</text:p>
          </table:table-cell>
        </table:table-row>
        <table:table-row table:style-name="ro2">
          <table:table-cell table:number-columns-repeated="9"/>
          <table:table-cell office:value-type="float" office:value="48">
            <text:p>48</text:p>
          </table:table-cell>
          <table:table-cell office:value-type="float" office:value="107">
            <text:p>107</text:p>
          </table:table-cell>
          <table:table-cell table:formula="of:=[.$C$4]*([.J24]+[.$D$4])" office:value-type="float" office:value="115.273775216138">
            <text:p>115,27</text:p>
          </table:table-cell>
          <table:table-cell table:formula="of:=[.$G$4]*([.K24]+[.$H$4])" office:value-type="float" office:value="2456.60377358491">
            <text:p>2456,6</text:p>
          </table:table-cell>
        </table:table-row>
        <table:table-row table:style-name="ro2">
          <table:table-cell table:number-columns-repeated="9"/>
          <table:table-cell office:value-type="float" office:value="49.5">
            <text:p>49,5</text:p>
          </table:table-cell>
          <table:table-cell office:value-type="float" office:value="110.5">
            <text:p>110,5</text:p>
          </table:table-cell>
          <table:table-cell table:formula="of:=[.$C$4]*([.J25]+[.$D$4])" office:value-type="float" office:value="123.919308357349">
            <text:p>123,92</text:p>
          </table:table-cell>
          <table:table-cell table:formula="of:=[.$G$4]*([.K25]+[.$H$4])" office:value-type="float" office:value="2549.05660377358">
            <text:p>2549,06</text:p>
          </table:table-cell>
        </table:table-row>
        <table:table-row table:style-name="ro2">
          <table:table-cell table:number-columns-repeated="9"/>
          <table:table-cell office:value-type="float" office:value="49.5">
            <text:p>49,5</text:p>
          </table:table-cell>
          <table:table-cell office:value-type="float" office:value="113.5">
            <text:p>113,5</text:p>
          </table:table-cell>
          <table:table-cell table:formula="of:=[.$C$4]*([.J26]+[.$D$4])" office:value-type="float" office:value="123.919308357349">
            <text:p>123,92</text:p>
          </table:table-cell>
          <table:table-cell table:formula="of:=[.$G$4]*([.K26]+[.$H$4])" office:value-type="float" office:value="2628.30188679245">
            <text:p>2628,3</text:p>
          </table:table-cell>
        </table:table-row>
        <table:table-row table:style-name="ro2">
          <table:table-cell table:number-columns-repeated="9"/>
          <table:table-cell office:value-type="float" office:value="51.5">
            <text:p>51,5</text:p>
          </table:table-cell>
          <table:table-cell office:value-type="float" office:value="109">
            <text:p>109</text:p>
          </table:table-cell>
          <table:table-cell table:formula="of:=[.$C$4]*([.J27]+[.$D$4])" office:value-type="float" office:value="135.446685878963">
            <text:p>135,45</text:p>
          </table:table-cell>
          <table:table-cell table:formula="of:=[.$G$4]*([.K27]+[.$H$4])" office:value-type="float" office:value="2509.43396226415">
            <text:p>2509,43</text:p>
          </table:table-cell>
        </table:table-row>
        <table:table-row table:style-name="ro2">
          <table:table-cell table:number-columns-repeated="9"/>
          <table:table-cell office:value-type="float" office:value="52.5">
            <text:p>52,5</text:p>
          </table:table-cell>
          <table:table-cell office:value-type="float" office:value="105.5">
            <text:p>105,5</text:p>
          </table:table-cell>
          <table:table-cell table:formula="of:=[.$C$4]*([.J28]+[.$D$4])" office:value-type="float" office:value="141.210374639769">
            <text:p>141,21</text:p>
          </table:table-cell>
          <table:table-cell table:formula="of:=[.$G$4]*([.K28]+[.$H$4])" office:value-type="float" office:value="2416.98113207547">
            <text:p>2416,98</text:p>
          </table:table-cell>
        </table:table-row>
        <table:table-row table:style-name="ro2">
          <table:table-cell table:number-columns-repeated="9"/>
          <table:table-cell office:value-type="float" office:value="54">
            <text:p>54</text:p>
          </table:table-cell>
          <table:table-cell office:value-type="float" office:value="103">
            <text:p>103</text:p>
          </table:table-cell>
          <table:table-cell table:formula="of:=[.$C$4]*([.J29]+[.$D$4])" office:value-type="float" office:value="149.85590778098">
            <text:p>149,86</text:p>
          </table:table-cell>
          <table:table-cell table:formula="of:=[.$G$4]*([.K29]+[.$H$4])" office:value-type="float" office:value="2350.94339622642">
            <text:p>2350,94</text:p>
          </table:table-cell>
        </table:table-row>
        <table:table-row table:style-name="ro2">
          <table:table-cell table:number-columns-repeated="9"/>
          <table:table-cell office:value-type="float" office:value="55.5">
            <text:p>55,5</text:p>
          </table:table-cell>
          <table:table-cell office:value-type="float" office:value="100">
            <text:p>100</text:p>
          </table:table-cell>
          <table:table-cell table:formula="of:=[.$C$4]*([.J30]+[.$D$4])" office:value-type="float" office:value="158.50144092219">
            <text:p>158,5</text:p>
          </table:table-cell>
          <table:table-cell table:formula="of:=[.$G$4]*([.K30]+[.$H$4])" office:value-type="float" office:value="2271.69811320755">
            <text:p>2271,7</text:p>
          </table:table-cell>
        </table:table-row>
        <table:table-row table:style-name="ro2">
          <table:table-cell table:number-columns-repeated="9"/>
          <table:table-cell office:value-type="float" office:value="56">
            <text:p>56</text:p>
          </table:table-cell>
          <table:table-cell office:value-type="float" office:value="96">
            <text:p>96</text:p>
          </table:table-cell>
          <table:table-cell table:formula="of:=[.$C$4]*([.J31]+[.$D$4])" office:value-type="float" office:value="161.383285302594">
            <text:p>161,38</text:p>
          </table:table-cell>
          <table:table-cell table:formula="of:=[.$G$4]*([.K31]+[.$H$4])" office:value-type="float" office:value="2166.03773584906">
            <text:p>2166,04</text:p>
          </table:table-cell>
        </table:table-row>
        <table:table-row table:style-name="ro2">
          <table:table-cell table:number-columns-repeated="9"/>
          <table:table-cell office:value-type="float" office:value="57.5">
            <text:p>57,5</text:p>
          </table:table-cell>
          <table:table-cell office:value-type="float" office:value="91.5">
            <text:p>91,5</text:p>
          </table:table-cell>
          <table:table-cell table:formula="of:=[.$C$4]*([.J32]+[.$D$4])" office:value-type="float" office:value="170.028818443804">
            <text:p>170,03</text:p>
          </table:table-cell>
          <table:table-cell table:formula="of:=[.$G$4]*([.K32]+[.$H$4])" office:value-type="float" office:value="2047.16981132075">
            <text:p>2047,17</text:p>
          </table:table-cell>
        </table:table-row>
        <table:table-row table:style-name="ro2">
          <table:table-cell table:number-columns-repeated="9"/>
          <table:table-cell office:value-type="float" office:value="58.5">
            <text:p>58,5</text:p>
          </table:table-cell>
          <table:table-cell office:value-type="float" office:value="89">
            <text:p>89</text:p>
          </table:table-cell>
          <table:table-cell table:formula="of:=[.$C$4]*([.J33]+[.$D$4])" office:value-type="float" office:value="175.792507204611">
            <text:p>175,79</text:p>
          </table:table-cell>
          <table:table-cell table:formula="of:=[.$G$4]*([.K33]+[.$H$4])" office:value-type="float" office:value="1981.1320754717">
            <text:p>1981,13</text:p>
          </table:table-cell>
        </table:table-row>
        <table:table-row table:style-name="ro2">
          <table:table-cell table:number-columns-repeated="9"/>
          <table:table-cell office:value-type="float" office:value="61">
            <text:p>61</text:p>
          </table:table-cell>
          <table:table-cell office:value-type="float" office:value="90.5">
            <text:p>90,5</text:p>
          </table:table-cell>
          <table:table-cell table:formula="of:=[.$C$4]*([.J34]+[.$D$4])" office:value-type="float" office:value="190.201729106628">
            <text:p>190,2</text:p>
          </table:table-cell>
          <table:table-cell table:formula="of:=[.$G$4]*([.K34]+[.$H$4])" office:value-type="float" office:value="2020.75471698113">
            <text:p>2020,75</text:p>
          </table:table-cell>
        </table:table-row>
        <table:table-row table:style-name="ro2">
          <table:table-cell table:number-columns-repeated="9"/>
          <table:table-cell office:value-type="float" office:value="62.5">
            <text:p>62,5</text:p>
          </table:table-cell>
          <table:table-cell office:value-type="float" office:value="93.5">
            <text:p>93,5</text:p>
          </table:table-cell>
          <table:table-cell table:formula="of:=[.$C$4]*([.J35]+[.$D$4])" office:value-type="float" office:value="198.847262247839">
            <text:p>198,85</text:p>
          </table:table-cell>
          <table:table-cell table:formula="of:=[.$G$4]*([.K35]+[.$H$4])" office:value-type="float" office:value="2100">
            <text:p>2100</text:p>
          </table:table-cell>
        </table:table-row>
        <table:table-row table:style-name="ro2">
          <table:table-cell table:number-columns-repeated="9"/>
          <table:table-cell office:value-type="float" office:value="64">
            <text:p>64</text:p>
          </table:table-cell>
          <table:table-cell office:value-type="float" office:value="94">
            <text:p>94</text:p>
          </table:table-cell>
          <table:table-cell table:formula="of:=[.$C$4]*([.J36]+[.$D$4])" office:value-type="float" office:value="207.492795389049">
            <text:p>207,49</text:p>
          </table:table-cell>
          <table:table-cell table:formula="of:=[.$G$4]*([.K36]+[.$H$4])" office:value-type="float" office:value="2113.20754716981">
            <text:p>2113,21</text:p>
          </table:table-cell>
        </table:table-row>
        <table:table-row table:style-name="ro2">
          <table:table-cell table:number-columns-repeated="9"/>
          <table:table-cell office:value-type="float" office:value="65.5">
            <text:p>65,5</text:p>
          </table:table-cell>
          <table:table-cell office:value-type="float" office:value="90">
            <text:p>90</text:p>
          </table:table-cell>
          <table:table-cell table:formula="of:=[.$C$4]*([.J37]+[.$D$4])" office:value-type="float" office:value="216.138328530259">
            <text:p>216,14</text:p>
          </table:table-cell>
          <table:table-cell table:formula="of:=[.$G$4]*([.K37]+[.$H$4])" office:value-type="float" office:value="2007.54716981132">
            <text:p>2007,55</text:p>
          </table:table-cell>
        </table:table-row>
        <table:table-row table:style-name="ro2">
          <table:table-cell table:number-columns-repeated="9"/>
          <table:table-cell office:value-type="float" office:value="67.5">
            <text:p>67,5</text:p>
          </table:table-cell>
          <table:table-cell office:value-type="float" office:value="83">
            <text:p>83</text:p>
          </table:table-cell>
          <table:table-cell table:formula="of:=[.$C$4]*([.J38]+[.$D$4])" office:value-type="float" office:value="227.665706051873">
            <text:p>227,67</text:p>
          </table:table-cell>
          <table:table-cell table:formula="of:=[.$G$4]*([.K38]+[.$H$4])" office:value-type="float" office:value="1822.64150943396">
            <text:p>1822,64</text:p>
          </table:table-cell>
        </table:table-row>
        <table:table-row table:style-name="ro2">
          <table:table-cell table:number-columns-repeated="9"/>
          <table:table-cell office:value-type="float" office:value="68">
            <text:p>68</text:p>
          </table:table-cell>
          <table:table-cell office:value-type="float" office:value="79.5">
            <text:p>79,5</text:p>
          </table:table-cell>
          <table:table-cell table:formula="of:=[.$C$4]*([.J39]+[.$D$4])" office:value-type="float" office:value="230.547550432277">
            <text:p>230,55</text:p>
          </table:table-cell>
          <table:table-cell table:formula="of:=[.$G$4]*([.K39]+[.$H$4])" office:value-type="float" office:value="1730.18867924528">
            <text:p>1730,19</text:p>
          </table:table-cell>
        </table:table-row>
        <table:table-row table:style-name="ro2">
          <table:table-cell table:number-columns-repeated="9"/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 table:formula="of:=[.$C$4]*([.J40]+[.$D$4])" office:value-type="float" office:value="242.07492795389">
            <text:p>242,07</text:p>
          </table:table-cell>
          <table:table-cell table:formula="of:=[.$G$4]*([.K40]+[.$H$4])" office:value-type="float" office:value="1584.90566037736">
            <text:p>1584,91</text:p>
          </table:table-cell>
        </table:table-row>
        <table:table-row table:style-name="ro2">
          <table:table-cell table:number-columns-repeated="9"/>
          <table:table-cell table:number-columns-repeated="2" office:value-type="float" office:value="70">
            <text:p>70</text:p>
          </table:table-cell>
          <table:table-cell table:formula="of:=[.$C$4]*([.J41]+[.$D$4])" office:value-type="float" office:value="242.07492795389">
            <text:p>242,07</text:p>
          </table:table-cell>
          <table:table-cell table:formula="of:=[.$G$4]*([.K41]+[.$H$4])" office:value-type="float" office:value="1479.24528301887">
            <text:p>1479,25</text:p>
          </table:table-cell>
        </table:table-row>
        <table:table-row table:style-name="ro2">
          <table:table-cell table:number-columns-repeated="9"/>
          <table:table-cell office:value-type="float" office:value="71.5">
            <text:p>71,5</text:p>
          </table:table-cell>
          <table:table-cell office:value-type="float" office:value="67.5">
            <text:p>67,5</text:p>
          </table:table-cell>
          <table:table-cell table:formula="of:=[.$C$4]*([.J42]+[.$D$4])" office:value-type="float" office:value="250.720461095101">
            <text:p>250,72</text:p>
          </table:table-cell>
          <table:table-cell table:formula="of:=[.$G$4]*([.K42]+[.$H$4])" office:value-type="float" office:value="1413.20754716981">
            <text:p>1413,21</text:p>
          </table:table-cell>
        </table:table-row>
        <table:table-row table:style-name="ro2">
          <table:table-cell table:number-columns-repeated="9"/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table:formula="of:=[.$C$4]*([.J43]+[.$D$4])" office:value-type="float" office:value="259.365994236311">
            <text:p>259,37</text:p>
          </table:table-cell>
          <table:table-cell table:formula="of:=[.$G$4]*([.K43]+[.$H$4])" office:value-type="float" office:value="1294.33962264151">
            <text:p>1294,34</text:p>
          </table:table-cell>
        </table:table-row>
        <table:table-row table:style-name="ro2">
          <table:table-cell table:number-columns-repeated="9"/>
          <table:table-cell office:value-type="float" office:value="75.5">
            <text:p>75,5</text:p>
          </table:table-cell>
          <table:table-cell office:value-type="float" office:value="57">
            <text:p>57</text:p>
          </table:table-cell>
          <table:table-cell table:formula="of:=[.$C$4]*([.J44]+[.$D$4])" office:value-type="float" office:value="273.775216138329">
            <text:p>273,78</text:p>
          </table:table-cell>
          <table:table-cell table:formula="of:=[.$G$4]*([.K44]+[.$H$4])" office:value-type="float" office:value="1135.84905660377">
            <text:p>1135,85</text:p>
          </table:table-cell>
        </table:table-row>
        <table:table-row table:style-name="ro2">
          <table:table-cell table:number-columns-repeated="9"/>
          <table:table-cell office:value-type="float" office:value="77.5">
            <text:p>77,5</text:p>
          </table:table-cell>
          <table:table-cell office:value-type="float" office:value="54.5">
            <text:p>54,5</text:p>
          </table:table-cell>
          <table:table-cell table:formula="of:=[.$C$4]*([.J45]+[.$D$4])" office:value-type="float" office:value="285.302593659942">
            <text:p>285,3</text:p>
          </table:table-cell>
          <table:table-cell table:formula="of:=[.$G$4]*([.K45]+[.$H$4])" office:value-type="float" office:value="1069.81132075472">
            <text:p>1069,81</text:p>
          </table:table-cell>
        </table:table-row>
        <table:table-row table:style-name="ro2">
          <table:table-cell table:number-columns-repeated="9"/>
          <table:table-cell office:value-type="float" office:value="80.5">
            <text:p>80,5</text:p>
          </table:table-cell>
          <table:table-cell office:value-type="float" office:value="50.5">
            <text:p>50,5</text:p>
          </table:table-cell>
          <table:table-cell table:formula="of:=[.$C$4]*([.J46]+[.$D$4])" office:value-type="float" office:value="302.593659942363">
            <text:p>302,59</text:p>
          </table:table-cell>
          <table:table-cell table:formula="of:=[.$G$4]*([.K46]+[.$H$4])" office:value-type="float" office:value="964.150943396226">
            <text:p>964,15</text:p>
          </table:table-cell>
        </table:table-row>
        <table:table-row table:style-name="ro2">
          <table:table-cell table:number-columns-repeated="9"/>
          <table:table-cell office:value-type="float" office:value="83.5">
            <text:p>83,5</text:p>
          </table:table-cell>
          <table:table-cell office:value-type="float" office:value="48">
            <text:p>48</text:p>
          </table:table-cell>
          <table:table-cell table:formula="of:=[.$C$4]*([.J47]+[.$D$4])" office:value-type="float" office:value="319.884726224784">
            <text:p>319,88</text:p>
          </table:table-cell>
          <table:table-cell table:formula="of:=[.$G$4]*([.K47]+[.$H$4])" office:value-type="float" office:value="898.11320754717">
            <text:p>898,11</text:p>
          </table:table-cell>
        </table:table-row>
        <table:table-row table:style-name="ro2">
          <table:table-cell table:number-columns-repeated="9"/>
          <table:table-cell office:value-type="float" office:value="86">
            <text:p>86</text:p>
          </table:table-cell>
          <table:table-cell office:value-type="float" office:value="46.5">
            <text:p>46,5</text:p>
          </table:table-cell>
          <table:table-cell table:formula="of:=[.$C$4]*([.J48]+[.$D$4])" office:value-type="float" office:value="334.293948126801">
            <text:p>334,29</text:p>
          </table:table-cell>
          <table:table-cell table:formula="of:=[.$G$4]*([.K48]+[.$H$4])" office:value-type="float" office:value="858.490566037736">
            <text:p>858,49</text:p>
          </table:table-cell>
        </table:table-row>
        <table:table-row table:style-name="ro2">
          <table:table-cell table:number-columns-repeated="9"/>
          <table:table-cell office:value-type="float" office:value="86">
            <text:p>86</text:p>
          </table:table-cell>
          <table:table-cell office:value-type="float" office:value="45">
            <text:p>45</text:p>
          </table:table-cell>
          <table:table-cell table:formula="of:=[.$C$4]*([.J49]+[.$D$4])" office:value-type="float" office:value="334.293948126801">
            <text:p>334,29</text:p>
          </table:table-cell>
          <table:table-cell table:formula="of:=[.$G$4]*([.K49]+[.$H$4])" office:value-type="float" office:value="818.867924528302">
            <text:p>818,87</text:p>
          </table:table-cell>
        </table:table-row>
        <table:table-row table:style-name="ro2">
          <table:table-cell table:number-columns-repeated="9"/>
          <table:table-cell office:value-type="float" office:value="88">
            <text:p>88</text:p>
          </table:table-cell>
          <table:table-cell office:value-type="float" office:value="46">
            <text:p>46</text:p>
          </table:table-cell>
          <table:table-cell table:formula="of:=[.$C$4]*([.J50]+[.$D$4])" office:value-type="float" office:value="345.821325648415">
            <text:p>345,82</text:p>
          </table:table-cell>
          <table:table-cell table:formula="of:=[.$G$4]*([.K50]+[.$H$4])" office:value-type="float" office:value="845.283018867925">
            <text:p>845,28</text:p>
          </table:table-cell>
        </table:table-row>
        <table:table-row table:style-name="ro2">
          <table:table-cell table:number-columns-repeated="9"/>
          <table:table-cell office:value-type="float" office:value="89.5">
            <text:p>89,5</text:p>
          </table:table-cell>
          <table:table-cell office:value-type="float" office:value="46.5">
            <text:p>46,5</text:p>
          </table:table-cell>
          <table:table-cell table:formula="of:=[.$C$4]*([.J51]+[.$D$4])" office:value-type="float" office:value="354.466858789625">
            <text:p>354,47</text:p>
          </table:table-cell>
          <table:table-cell table:formula="of:=[.$G$4]*([.K51]+[.$H$4])" office:value-type="float" office:value="858.490566037736">
            <text:p>858,49</text:p>
          </table:table-cell>
        </table:table-row>
        <table:table-row table:style-name="ro2">
          <table:table-cell table:number-columns-repeated="9"/>
          <table:table-cell office:value-type="float" office:value="89.5">
            <text:p>89,5</text:p>
          </table:table-cell>
          <table:table-cell office:value-type="float" office:value="44.5">
            <text:p>44,5</text:p>
          </table:table-cell>
          <table:table-cell table:formula="of:=[.$C$4]*([.J52]+[.$D$4])" office:value-type="float" office:value="354.466858789625">
            <text:p>354,47</text:p>
          </table:table-cell>
          <table:table-cell table:formula="of:=[.$G$4]*([.K52]+[.$H$4])" office:value-type="float" office:value="805.660377358491">
            <text:p>805,66</text:p>
          </table:table-cell>
        </table:table-row>
        <table:table-row table:style-name="ro2">
          <table:table-cell table:number-columns-repeated="9"/>
          <table:table-cell office:value-type="float" office:value="90.5">
            <text:p>90,5</text:p>
          </table:table-cell>
          <table:table-cell office:value-type="float" office:value="43.5">
            <text:p>43,5</text:p>
          </table:table-cell>
          <table:table-cell table:formula="of:=[.$C$4]*([.J53]+[.$D$4])" office:value-type="float" office:value="360.230547550432">
            <text:p>360,23</text:p>
          </table:table-cell>
          <table:table-cell table:formula="of:=[.$G$4]*([.K53]+[.$H$4])" office:value-type="float" office:value="779.245283018868">
            <text:p>779,25</text:p>
          </table:table-cell>
        </table:table-row>
        <table:table-row table:style-name="ro2">
          <table:table-cell table:number-columns-repeated="9"/>
          <table:table-cell office:value-type="float" office:value="92.5">
            <text:p>92,5</text:p>
          </table:table-cell>
          <table:table-cell office:value-type="float" office:value="44">
            <text:p>44</text:p>
          </table:table-cell>
          <table:table-cell table:formula="of:=[.$C$4]*([.J54]+[.$D$4])" office:value-type="float" office:value="371.757925072046">
            <text:p>371,76</text:p>
          </table:table-cell>
          <table:table-cell table:formula="of:=[.$G$4]*([.K54]+[.$H$4])" office:value-type="float" office:value="792.452830188679">
            <text:p>792,45</text:p>
          </table:table-cell>
        </table:table-row>
        <table:table-row table:style-name="ro2">
          <table:table-cell table:number-columns-repeated="9"/>
          <table:table-cell office:value-type="float" office:value="94">
            <text:p>94</text:p>
          </table:table-cell>
          <table:table-cell office:value-type="float" office:value="43.5">
            <text:p>43,5</text:p>
          </table:table-cell>
          <table:table-cell table:formula="of:=[.$C$4]*([.J55]+[.$D$4])" office:value-type="float" office:value="380.403458213256">
            <text:p>380,4</text:p>
          </table:table-cell>
          <table:table-cell table:formula="of:=[.$G$4]*([.K55]+[.$H$4])" office:value-type="float" office:value="779.245283018868">
            <text:p>779,25</text:p>
          </table:table-cell>
        </table:table-row>
        <table:table-row table:style-name="ro2">
          <table:table-cell table:number-columns-repeated="9"/>
          <table:table-cell office:value-type="float" office:value="96">
            <text:p>96</text:p>
          </table:table-cell>
          <table:table-cell office:value-type="float" office:value="42.5">
            <text:p>42,5</text:p>
          </table:table-cell>
          <table:table-cell table:formula="of:=[.$C$4]*([.J56]+[.$D$4])" office:value-type="float" office:value="391.93083573487">
            <text:p>391,93</text:p>
          </table:table-cell>
          <table:table-cell table:formula="of:=[.$G$4]*([.K56]+[.$H$4])" office:value-type="float" office:value="752.830188679245">
            <text:p>752,83</text:p>
          </table:table-cell>
        </table:table-row>
        <table:table-row table:style-name="ro2">
          <table:table-cell table:number-columns-repeated="9"/>
          <table:table-cell office:value-type="float" office:value="99.5">
            <text:p>99,5</text:p>
          </table:table-cell>
          <table:table-cell office:value-type="float" office:value="42.5">
            <text:p>42,5</text:p>
          </table:table-cell>
          <table:table-cell table:formula="of:=[.$C$4]*([.J57]+[.$D$4])" office:value-type="float" office:value="412.103746397695">
            <text:p>412,1</text:p>
          </table:table-cell>
          <table:table-cell table:formula="of:=[.$G$4]*([.K57]+[.$H$4])" office:value-type="float" office:value="752.830188679245">
            <text:p>752,83</text:p>
          </table:table-cell>
        </table:table-row>
        <table:table-row table:style-name="ro2">
          <table:table-cell table:number-columns-repeated="9"/>
          <table:table-cell office:value-type="float" office:value="101">
            <text:p>101</text:p>
          </table:table-cell>
          <table:table-cell office:value-type="float" office:value="44">
            <text:p>44</text:p>
          </table:table-cell>
          <table:table-cell table:formula="of:=[.$C$4]*([.J58]+[.$D$4])" office:value-type="float" office:value="420.749279538905">
            <text:p>420,75</text:p>
          </table:table-cell>
          <table:table-cell table:formula="of:=[.$G$4]*([.K58]+[.$H$4])" office:value-type="float" office:value="792.452830188679">
            <text:p>792,45</text:p>
          </table:table-cell>
        </table:table-row>
        <table:table-row table:style-name="ro2">
          <table:table-cell table:number-columns-repeated="9"/>
          <table:table-cell office:value-type="float" office:value="102">
            <text:p>102</text:p>
          </table:table-cell>
          <table:table-cell office:value-type="float" office:value="42">
            <text:p>42</text:p>
          </table:table-cell>
          <table:table-cell table:formula="of:=[.$C$4]*([.J59]+[.$D$4])" office:value-type="float" office:value="426.512968299712">
            <text:p>426,51</text:p>
          </table:table-cell>
          <table:table-cell table:formula="of:=[.$G$4]*([.K59]+[.$H$4])" office:value-type="float" office:value="739.622641509434">
            <text:p>739,62</text:p>
          </table:table-cell>
        </table:table-row>
        <table:table-row table:style-name="ro2">
          <table:table-cell table:number-columns-repeated="9"/>
          <table:table-cell office:value-type="float" office:value="104">
            <text:p>104</text:p>
          </table:table-cell>
          <table:table-cell office:value-type="float" office:value="45.5">
            <text:p>45,5</text:p>
          </table:table-cell>
          <table:table-cell table:formula="of:=[.$C$4]*([.J60]+[.$D$4])" office:value-type="float" office:value="438.040345821326">
            <text:p>438,04</text:p>
          </table:table-cell>
          <table:table-cell table:formula="of:=[.$G$4]*([.K60]+[.$H$4])" office:value-type="float" office:value="832.075471698113">
            <text:p>832,08</text:p>
          </table:table-cell>
        </table:table-row>
        <table:table-row table:style-name="ro2">
          <table:table-cell table:number-columns-repeated="9"/>
          <table:table-cell office:value-type="float" office:value="105">
            <text:p>105</text:p>
          </table:table-cell>
          <table:table-cell office:value-type="float" office:value="43.5">
            <text:p>43,5</text:p>
          </table:table-cell>
          <table:table-cell table:formula="of:=[.$C$4]*([.J61]+[.$D$4])" office:value-type="float" office:value="443.804034582133">
            <text:p>443,8</text:p>
          </table:table-cell>
          <table:table-cell table:formula="of:=[.$G$4]*([.K61]+[.$H$4])" office:value-type="float" office:value="779.245283018868">
            <text:p>779,25</text:p>
          </table:table-cell>
        </table:table-row>
        <table:table-row table:style-name="ro2">
          <table:table-cell table:number-columns-repeated="9"/>
          <table:table-cell office:value-type="float" office:value="108">
            <text:p>108</text:p>
          </table:table-cell>
          <table:table-cell office:value-type="float" office:value="42.5">
            <text:p>42,5</text:p>
          </table:table-cell>
          <table:table-cell table:formula="of:=[.$C$4]*([.J62]+[.$D$4])" office:value-type="float" office:value="461.095100864553">
            <text:p>461,1</text:p>
          </table:table-cell>
          <table:table-cell table:formula="of:=[.$G$4]*([.K62]+[.$H$4])" office:value-type="float" office:value="752.830188679245">
            <text:p>752,83</text:p>
          </table:table-cell>
        </table:table-row>
        <table:table-row table:style-name="ro2">
          <table:table-cell table:number-columns-repeated="9"/>
          <table:table-cell office:value-type="float" office:value="109">
            <text:p>109</text:p>
          </table:table-cell>
          <table:table-cell office:value-type="float" office:value="40.5">
            <text:p>40,5</text:p>
          </table:table-cell>
          <table:table-cell table:formula="of:=[.$C$4]*([.J63]+[.$D$4])" office:value-type="float" office:value="466.85878962536">
            <text:p>466,86</text:p>
          </table:table-cell>
          <table:table-cell table:formula="of:=[.$G$4]*([.K63]+[.$H$4])" office:value-type="float" office:value="700">
            <text:p>700</text:p>
          </table:table-cell>
        </table:table-row>
        <table:table-row table:style-name="ro2">
          <table:table-cell table:number-columns-repeated="9"/>
          <table:table-cell office:value-type="float" office:value="110">
            <text:p>110</text:p>
          </table:table-cell>
          <table:table-cell office:value-type="float" office:value="37.5">
            <text:p>37,5</text:p>
          </table:table-cell>
          <table:table-cell table:formula="of:=[.$C$4]*([.J64]+[.$D$4])" office:value-type="float" office:value="472.622478386167">
            <text:p>472,62</text:p>
          </table:table-cell>
          <table:table-cell table:formula="of:=[.$G$4]*([.K64]+[.$H$4])" office:value-type="float" office:value="620.754716981132">
            <text:p>620,75</text:p>
          </table:table-cell>
        </table:table-row>
        <table:table-row table:style-name="ro2">
          <table:table-cell table:number-columns-repeated="9"/>
          <table:table-cell office:value-type="float" office:value="111">
            <text:p>111</text:p>
          </table:table-cell>
          <table:table-cell office:value-type="float" office:value="34.5">
            <text:p>34,5</text:p>
          </table:table-cell>
          <table:table-cell table:formula="of:=[.$C$4]*([.J65]+[.$D$4])" office:value-type="float" office:value="478.386167146974">
            <text:p>478,39</text:p>
          </table:table-cell>
          <table:table-cell table:formula="of:=[.$G$4]*([.K65]+[.$H$4])" office:value-type="float" office:value="541.509433962264">
            <text:p>541,51</text:p>
          </table:table-cell>
        </table:table-row>
        <table:table-row table:style-name="ro2">
          <table:table-cell table:number-columns-repeated="9"/>
          <table:table-cell office:value-type="float" office:value="111.5">
            <text:p>111,5</text:p>
          </table:table-cell>
          <table:table-cell office:value-type="float" office:value="31">
            <text:p>31</text:p>
          </table:table-cell>
          <table:table-cell table:formula="of:=[.$C$4]*([.J66]+[.$D$4])" office:value-type="float" office:value="481.268011527378">
            <text:p>481,27</text:p>
          </table:table-cell>
          <table:table-cell table:formula="of:=[.$G$4]*([.K66]+[.$H$4])" office:value-type="float" office:value="449.056603773585">
            <text:p>449,06</text:p>
          </table:table-cell>
        </table:table-row>
        <table:table-row table:style-name="ro2">
          <table:table-cell table:number-columns-repeated="9"/>
          <table:table-cell office:value-type="float" office:value="114">
            <text:p>114</text:p>
          </table:table-cell>
          <table:table-cell office:value-type="float" office:value="28">
            <text:p>28</text:p>
          </table:table-cell>
          <table:table-cell table:formula="of:=[.$C$4]*([.J67]+[.$D$4])" office:value-type="float" office:value="495.677233429395">
            <text:p>495,68</text:p>
          </table:table-cell>
          <table:table-cell table:formula="of:=[.$G$4]*([.K67]+[.$H$4])" office:value-type="float" office:value="369.811320754717">
            <text:p>369,81</text:p>
          </table:table-cell>
        </table:table-row>
        <table:table-row table:style-name="ro2">
          <table:table-cell table:number-columns-repeated="9"/>
          <table:table-cell office:value-type="float" office:value="115.5">
            <text:p>115,5</text:p>
          </table:table-cell>
          <table:table-cell office:value-type="float" office:value="25">
            <text:p>25</text:p>
          </table:table-cell>
          <table:table-cell table:formula="of:=[.$C$4]*([.J68]+[.$D$4])" office:value-type="float" office:value="504.322766570605">
            <text:p>504,32</text:p>
          </table:table-cell>
          <table:table-cell table:formula="of:=[.$G$4]*([.K68]+[.$H$4])" office:value-type="float" office:value="290.566037735849">
            <text:p>290,57</text:p>
          </table:table-cell>
        </table:table-row>
        <table:table-row table:style-name="ro2">
          <table:table-cell table:number-columns-repeated="9"/>
          <table:table-cell office:value-type="float" office:value="117.5">
            <text:p>117,5</text:p>
          </table:table-cell>
          <table:table-cell office:value-type="float" office:value="22.5">
            <text:p>22,5</text:p>
          </table:table-cell>
          <table:table-cell table:formula="of:=[.$C$4]*([.J69]+[.$D$4])" office:value-type="float" office:value="515.850144092219">
            <text:p>515,85</text:p>
          </table:table-cell>
          <table:table-cell table:formula="of:=[.$G$4]*([.K69]+[.$H$4])" office:value-type="float" office:value="224.528301886792">
            <text:p>224,53</text:p>
          </table:table-cell>
        </table:table-row>
        <table:table-row table:style-name="ro2">
          <table:table-cell table:number-columns-repeated="9"/>
          <table:table-cell office:value-type="float" office:value="120">
            <text:p>120</text:p>
          </table:table-cell>
          <table:table-cell office:value-type="float" office:value="21">
            <text:p>21</text:p>
          </table:table-cell>
          <table:table-cell table:formula="of:=[.$C$4]*([.J70]+[.$D$4])" office:value-type="float" office:value="530.259365994236">
            <text:p>530,26</text:p>
          </table:table-cell>
          <table:table-cell table:formula="of:=[.$G$4]*([.K70]+[.$H$4])" office:value-type="float" office:value="184.905660377359">
            <text:p>184,91</text:p>
          </table:table-cell>
        </table:table-row>
        <table:table-row table:style-name="ro2">
          <table:table-cell table:number-columns-repeated="9"/>
          <table:table-cell office:value-type="float" office:value="123">
            <text:p>123</text:p>
          </table:table-cell>
          <table:table-cell office:value-type="float" office:value="21">
            <text:p>21</text:p>
          </table:table-cell>
          <table:table-cell table:formula="of:=[.$C$4]*([.J71]+[.$D$4])" office:value-type="float" office:value="547.550432276657">
            <text:p>547,55</text:p>
          </table:table-cell>
          <table:table-cell table:formula="of:=[.$G$4]*([.K71]+[.$H$4])" office:value-type="float" office:value="184.905660377359">
            <text:p>184,91</text:p>
          </table:table-cell>
        </table:table-row>
        <table:table-row table:style-name="ro2">
          <table:table-cell table:number-columns-repeated="9"/>
          <table:table-cell office:value-type="float" office:value="126">
            <text:p>126</text:p>
          </table:table-cell>
          <table:table-cell office:value-type="float" office:value="19.5">
            <text:p>19,5</text:p>
          </table:table-cell>
          <table:table-cell table:formula="of:=[.$C$4]*([.J72]+[.$D$4])" office:value-type="float" office:value="564.841498559078">
            <text:p>564,84</text:p>
          </table:table-cell>
          <table:table-cell table:formula="of:=[.$G$4]*([.K72]+[.$H$4])" office:value-type="float" office:value="145.283018867925">
            <text:p>145,28</text:p>
          </table:table-cell>
        </table:table-row>
        <table:table-row table:style-name="ro2">
          <table:table-cell table:number-columns-repeated="9"/>
          <table:table-cell office:value-type="float" office:value="129">
            <text:p>129</text:p>
          </table:table-cell>
          <table:table-cell office:value-type="float" office:value="19.5">
            <text:p>19,5</text:p>
          </table:table-cell>
          <table:table-cell table:formula="of:=[.$C$4]*([.J73]+[.$D$4])" office:value-type="float" office:value="582.132564841499">
            <text:p>582,13</text:p>
          </table:table-cell>
          <table:table-cell table:formula="of:=[.$G$4]*([.K73]+[.$H$4])" office:value-type="float" office:value="145.283018867925">
            <text:p>145,28</text:p>
          </table:table-cell>
        </table:table-row>
        <table:table-row table:style-name="ro2">
          <table:table-cell table:number-columns-repeated="9"/>
          <table:table-cell office:value-type="float" office:value="131.5">
            <text:p>131,5</text:p>
          </table:table-cell>
          <table:table-cell office:value-type="float" office:value="20">
            <text:p>20</text:p>
          </table:table-cell>
          <table:table-cell table:formula="of:=[.$C$4]*([.J74]+[.$D$4])" office:value-type="float" office:value="596.541786743516">
            <text:p>596,54</text:p>
          </table:table-cell>
          <table:table-cell table:formula="of:=[.$G$4]*([.K74]+[.$H$4])" office:value-type="float" office:value="158.490566037736">
            <text:p>158,49</text:p>
          </table:table-cell>
        </table:table-row>
        <table:table-row table:style-name="ro2">
          <table:table-cell table:number-columns-repeated="9"/>
          <table:table-cell office:value-type="float" office:value="132.5">
            <text:p>132,5</text:p>
          </table:table-cell>
          <table:table-cell office:value-type="float" office:value="18.5">
            <text:p>18,5</text:p>
          </table:table-cell>
          <table:table-cell table:formula="of:=[.$C$4]*([.J75]+[.$D$4])" office:value-type="float" office:value="602.305475504323">
            <text:p>602,31</text:p>
          </table:table-cell>
          <table:table-cell table:formula="of:=[.$G$4]*([.K75]+[.$H$4])" office:value-type="float" office:value="118.867924528302">
            <text:p>118,87</text:p>
          </table:table-cell>
        </table:table-row>
        <table:table-row table:style-name="ro2">
          <table:table-cell table:number-columns-repeated="9"/>
          <table:table-cell office:value-type="float" office:value="135">
            <text:p>135</text:p>
          </table:table-cell>
          <table:table-cell office:value-type="float" office:value="17.5">
            <text:p>17,5</text:p>
          </table:table-cell>
          <table:table-cell table:formula="of:=[.$C$4]*([.J76]+[.$D$4])" office:value-type="float" office:value="616.71469740634">
            <text:p>616,71</text:p>
          </table:table-cell>
          <table:table-cell table:formula="of:=[.$G$4]*([.K76]+[.$H$4])" office:value-type="float" office:value="92.4528301886793">
            <text:p>92,45</text:p>
          </table:table-cell>
        </table:table-row>
        <table:table-row table:style-name="ro2">
          <table:table-cell table:number-columns-repeated="9"/>
          <table:table-cell office:value-type="float" office:value="137.5">
            <text:p>137,5</text:p>
          </table:table-cell>
          <table:table-cell office:value-type="float" office:value="20">
            <text:p>20</text:p>
          </table:table-cell>
          <table:table-cell table:formula="of:=[.$C$4]*([.J77]+[.$D$4])" office:value-type="float" office:value="631.123919308357">
            <text:p>631,12</text:p>
          </table:table-cell>
          <table:table-cell table:formula="of:=[.$G$4]*([.K77]+[.$H$4])" office:value-type="float" office:value="158.490566037736">
            <text:p>158,49</text:p>
          </table:table-cell>
        </table:table-row>
        <table:table-row table:style-name="ro2">
          <table:table-cell table:number-columns-repeated="9"/>
          <table:table-cell office:value-type="float" office:value="139.5">
            <text:p>139,5</text:p>
          </table:table-cell>
          <table:table-cell office:value-type="float" office:value="34">
            <text:p>34</text:p>
          </table:table-cell>
          <table:table-cell table:formula="of:=[.$C$4]*([.J78]+[.$D$4])" office:value-type="float" office:value="642.651296829971">
            <text:p>642,65</text:p>
          </table:table-cell>
          <table:table-cell table:formula="of:=[.$G$4]*([.K78]+[.$H$4])" office:value-type="float" office:value="528.301886792453">
            <text:p>528,3</text:p>
          </table:table-cell>
        </table:table-row>
        <table:table-row table:style-name="ro2">
          <table:table-cell table:number-columns-repeated="9"/>
          <table:table-cell office:value-type="float" office:value="141">
            <text:p>141</text:p>
          </table:table-cell>
          <table:table-cell office:value-type="float" office:value="65">
            <text:p>65</text:p>
          </table:table-cell>
          <table:table-cell table:formula="of:=[.$C$4]*([.J79]+[.$D$4])" office:value-type="float" office:value="651.296829971182">
            <text:p>651,3</text:p>
          </table:table-cell>
          <table:table-cell table:formula="of:=[.$G$4]*([.K79]+[.$H$4])" office:value-type="float" office:value="1347.16981132075">
            <text:p>1347,17</text:p>
          </table:table-cell>
        </table:table-row>
        <table:table-row table:style-name="ro2">
          <table:table-cell table:number-columns-repeated="9"/>
          <table:table-cell office:value-type="float" office:value="141.5">
            <text:p>141,5</text:p>
          </table:table-cell>
          <table:table-cell office:value-type="float" office:value="81">
            <text:p>81</text:p>
          </table:table-cell>
          <table:table-cell table:formula="of:=[.$C$4]*([.J80]+[.$D$4])" office:value-type="float" office:value="654.178674351585">
            <text:p>654,18</text:p>
          </table:table-cell>
          <table:table-cell table:formula="of:=[.$G$4]*([.K80]+[.$H$4])" office:value-type="float" office:value="1769.81132075472">
            <text:p>1769,81</text:p>
          </table:table-cell>
        </table:table-row>
        <table:table-row table:style-name="ro2">
          <table:table-cell table:number-columns-repeated="9"/>
          <table:table-cell office:value-type="float" office:value="142.5">
            <text:p>142,5</text:p>
          </table:table-cell>
          <table:table-cell office:value-type="float" office:value="88">
            <text:p>88</text:p>
          </table:table-cell>
          <table:table-cell table:formula="of:=[.$C$4]*([.J81]+[.$D$4])" office:value-type="float" office:value="659.942363112392">
            <text:p>659,94</text:p>
          </table:table-cell>
          <table:table-cell table:formula="of:=[.$G$4]*([.K81]+[.$H$4])" office:value-type="float" office:value="1954.71698113208">
            <text:p>1954,72</text:p>
          </table:table-cell>
        </table:table-row>
        <table:table-row table:style-name="ro2">
          <table:table-cell table:number-columns-repeated="9"/>
          <table:table-cell office:value-type="float" office:value="143">
            <text:p>143</text:p>
          </table:table-cell>
          <table:table-cell office:value-type="float" office:value="94">
            <text:p>94</text:p>
          </table:table-cell>
          <table:table-cell table:formula="of:=[.$C$4]*([.J82]+[.$D$4])" office:value-type="float" office:value="662.824207492795">
            <text:p>662,82</text:p>
          </table:table-cell>
          <table:table-cell table:formula="of:=[.$G$4]*([.K82]+[.$H$4])" office:value-type="float" office:value="2113.20754716981">
            <text:p>2113,21</text:p>
          </table:table-cell>
        </table:table-row>
        <table:table-row table:style-name="ro2">
          <table:table-cell table:number-columns-repeated="9"/>
          <table:table-cell office:value-type="float" office:value="144.5">
            <text:p>144,5</text:p>
          </table:table-cell>
          <table:table-cell office:value-type="float" office:value="84">
            <text:p>84</text:p>
          </table:table-cell>
          <table:table-cell table:formula="of:=[.$C$4]*([.J83]+[.$D$4])" office:value-type="float" office:value="671.469740634006">
            <text:p>671,47</text:p>
          </table:table-cell>
          <table:table-cell table:formula="of:=[.$G$4]*([.K83]+[.$H$4])" office:value-type="float" office:value="1849.05660377358">
            <text:p>1849,06</text:p>
          </table:table-cell>
        </table:table-row>
        <table:table-row table:style-name="ro2">
          <table:table-cell table:number-columns-repeated="9"/>
          <table:table-cell office:value-type="float" office:value="145">
            <text:p>145</text:p>
          </table:table-cell>
          <table:table-cell office:value-type="float" office:value="71">
            <text:p>71</text:p>
          </table:table-cell>
          <table:table-cell table:formula="of:=[.$C$4]*([.J84]+[.$D$4])" office:value-type="float" office:value="674.351585014409">
            <text:p>674,35</text:p>
          </table:table-cell>
          <table:table-cell table:formula="of:=[.$G$4]*([.K84]+[.$H$4])" office:value-type="float" office:value="1505.66037735849">
            <text:p>1505,66</text:p>
          </table:table-cell>
        </table:table-row>
        <table:table-row table:style-name="ro2">
          <table:table-cell table:number-columns-repeated="9"/>
          <table:table-cell office:value-type="float" office:value="146">
            <text:p>146</text:p>
          </table:table-cell>
          <table:table-cell office:value-type="float" office:value="56.5">
            <text:p>56,5</text:p>
          </table:table-cell>
          <table:table-cell table:formula="of:=[.$C$4]*([.J85]+[.$D$4])" office:value-type="float" office:value="680.115273775216">
            <text:p>680,12</text:p>
          </table:table-cell>
          <table:table-cell table:formula="of:=[.$G$4]*([.K85]+[.$H$4])" office:value-type="float" office:value="1122.64150943396">
            <text:p>1122,64</text:p>
          </table:table-cell>
        </table:table-row>
        <table:table-row table:style-name="ro2">
          <table:table-cell table:number-columns-repeated="9"/>
          <table:table-cell office:value-type="float" office:value="146">
            <text:p>146</text:p>
          </table:table-cell>
          <table:table-cell office:value-type="float" office:value="43.5">
            <text:p>43,5</text:p>
          </table:table-cell>
          <table:table-cell table:formula="of:=[.$C$4]*([.J86]+[.$D$4])" office:value-type="float" office:value="680.115273775216">
            <text:p>680,12</text:p>
          </table:table-cell>
          <table:table-cell table:formula="of:=[.$G$4]*([.K86]+[.$H$4])" office:value-type="float" office:value="779.245283018868">
            <text:p>779,25</text:p>
          </table:table-cell>
        </table:table-row>
        <table:table-row table:style-name="ro2">
          <table:table-cell table:number-columns-repeated="9"/>
          <table:table-cell office:value-type="float" office:value="147.5">
            <text:p>147,5</text:p>
          </table:table-cell>
          <table:table-cell office:value-type="float" office:value="27">
            <text:p>27</text:p>
          </table:table-cell>
          <table:table-cell table:formula="of:=[.$C$4]*([.J87]+[.$D$4])" office:value-type="float" office:value="688.760806916427">
            <text:p>688,76</text:p>
          </table:table-cell>
          <table:table-cell table:formula="of:=[.$G$4]*([.K87]+[.$H$4])" office:value-type="float" office:value="343.396226415094">
            <text:p>343,4</text:p>
          </table:table-cell>
        </table:table-row>
        <table:table-row table:style-name="ro2">
          <table:table-cell table:number-columns-repeated="9"/>
          <table:table-cell office:value-type="float" office:value="149.5">
            <text:p>149,5</text:p>
          </table:table-cell>
          <table:table-cell office:value-type="float" office:value="18.5">
            <text:p>18,5</text:p>
          </table:table-cell>
          <table:table-cell table:formula="of:=[.$C$4]*([.J88]+[.$D$4])" office:value-type="float" office:value="700.28818443804">
            <text:p>700,29</text:p>
          </table:table-cell>
          <table:table-cell table:formula="of:=[.$G$4]*([.K88]+[.$H$4])" office:value-type="float" office:value="118.867924528302">
            <text:p>118,87</text:p>
          </table:table-cell>
        </table:table-row>
        <table:table-row table:style-name="ro2">
          <table:table-cell table:number-columns-repeated="9"/>
          <table:table-cell office:value-type="float" office:value="150.5">
            <text:p>150,5</text:p>
          </table:table-cell>
          <table:table-cell office:value-type="float" office:value="15.5">
            <text:p>15,5</text:p>
          </table:table-cell>
          <table:table-cell table:formula="of:=[.$C$4]*([.J89]+[.$D$4])" office:value-type="float" office:value="706.051873198847">
            <text:p>706,05</text:p>
          </table:table-cell>
          <table:table-cell table:formula="of:=[.$G$4]*([.K89]+[.$H$4])" office:value-type="float" office:value="39.622641509434">
            <text:p>39,62</text:p>
          </table:table-cell>
        </table:table-row>
        <table:table-row table:style-name="ro2">
          <table:table-cell table:number-columns-repeated="9"/>
          <table:table-cell office:value-type="float" office:value="153">
            <text:p>153</text:p>
          </table:table-cell>
          <table:table-cell office:value-type="float" office:value="14.5">
            <text:p>14,5</text:p>
          </table:table-cell>
          <table:table-cell table:formula="of:=[.$C$4]*([.J90]+[.$D$4])" office:value-type="float" office:value="720.461095100865">
            <text:p>720,46</text:p>
          </table:table-cell>
          <table:table-cell table:formula="of:=[.$G$4]*([.K90]+[.$H$4])" office:value-type="float" office:value="13.2075471698113">
            <text:p>13,21</text:p>
          </table:table-cell>
        </table:table-row>
        <table:table-row table:style-name="ro2" table:number-rows-repeated="104848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 table:print="false">
        <table:shapes>
          <draw:frame draw:z-index="0" draw:style-name="gr1" draw:text-style-name="P1" svg:width="15.974cm" svg:height="9.006cm" svg:x="2.816cm" svg:y="6.748cm">
            <draw:object draw:notify-on-update-of-ranges="Sheet2.L6:Sheet2.L27 Sheet2.M6:Sheet2.M27 Sheet2.Q6:Sheet2.Q26 Sheet2.R6:Sheet2.R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ln(X)=A*(x+B)+C</text:p>
          </table:table-cell>
          <table:table-cell table:number-columns-repeated="3"/>
          <table:table-cell office:value-type="string">
            <text:p>ln(Y)=A*(y+B)+C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table:formula="of:=([.E14]-[.E7])/([.B14]-[.B7])" office:value-type="float" office:value="0.0892129055790021">
            <text:p>8,92E-02</text:p>
          </table:table-cell>
          <table:table-cell table:formula="of:=-[.B7]" office:value-type="float" office:value="-39.33">
            <text:p>-39,33</text:p>
          </table:table-cell>
          <table:table-cell table:formula="of:=[.E7]" office:value-type="float" office:value="-6.90775527898214">
            <text:p>-6,91</text:p>
          </table:table-cell>
          <table:table-cell/>
          <table:table-cell table:style-name="ce2" table:formula="of:=([.I8]-[.I7])/([.G8]-[.G7])" office:value-type="float" office:value="0.0139550611696609">
            <text:p>1,40E-02</text:p>
          </table:table-cell>
          <table:table-cell table:formula="of:=-[.G7]" office:value-type="float" office:value="-65.33">
            <text:p>-65,33</text:p>
          </table:table-cell>
          <table:table-cell table:formula="of:=[.I7]" office:value-type="float" office:value="-2.30258509299405">
            <text:p>-2,3</text:p>
          </table:table-cell>
          <table:table-cell office:value-type="string">
            <text:p>Оцифровка</text:p>
          </table:table-cell>
          <table:table-cell/>
          <table:table-cell office:value-type="string">
            <text:p>Результат</text:p>
          </table:table-cell>
          <table:table-cell table:number-columns-repeated="2"/>
          <table:table-cell office:value-type="string">
            <text:p>Оцифровка</text:p>
          </table:table-cell>
          <table:table-cell/>
          <table:table-cell office:value-type="string">
            <text:p>Результат</text:p>
          </table:table-cell>
          <table:table-cell/>
        </table:table-row>
        <table:table-row table:style-name="ro2">
          <table:table-cell/>
          <table:table-cell office:value-type="string">
            <text:p>Ось Х</text:p>
          </table:table-cell>
          <table:table-cell table:number-columns-repeated="3"/>
          <table:table-cell office:value-type="string">
            <text:p>Ось Y</text:p>
          </table:table-cell>
          <table:table-cell table:number-columns-repeated="3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ln(Value)</text:p>
          </table:table-cell>
          <table:table-cell table:number-columns-repeated="2" table:style-name="ce1" office:value-type="string">
            <text:p>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ln(Value)</text:p>
          </table:table-cell>
          <table:table-cell office:value-type="float" office:value="60">
            <text:p>60</text:p>
          </table:table-cell>
          <table:table-cell office:value-type="float" office:value="230.33">
            <text:p>230,33</text:p>
          </table:table-cell>
          <table:table-cell table:style-name="ce2" table:formula="of:=EXP([.$C$4]*([.J6]+[.$D$4])+[.$E$4])" office:value-type="float" office:value="0.00632196930375872">
            <text:p>6,32E-03</text:p>
          </table:table-cell>
          <table:table-cell table:formula="of:=EXP([.$G$4]*([.K6]+[.$H$4])+[.$I$4])" office:value-type="float" office:value="1">
            <text:p>1</text:p>
          </table:table-cell>
          <table:table-cell/>
          <table:table-cell office:value-type="float" office:value="79.67">
            <text:p>79,67</text:p>
          </table:table-cell>
          <table:table-cell office:value-type="float" office:value="230.67">
            <text:p>230,67</text:p>
          </table:table-cell>
          <table:table-cell table:style-name="ce2" table:formula="of:=EXP([.$C$4]*([.O6]+[.$D$4])+[.$E$4])" office:value-type="float" office:value="0.036556119890972">
            <text:p>3,66E-02</text:p>
          </table:table-cell>
          <table:table-cell table:formula="of:=EXP([.$G$4]*([.P6]+[.$H$4])+[.$I$4])" office:value-type="float" office:value="1.00475599480903">
            <text:p>1</text:p>
          </table:table-cell>
        </table:table-row>
        <table:table-row table:style-name="ro2">
          <table:table-cell/>
          <table:table-cell office:value-type="float" office:value="39.33">
            <text:p>39,33</text:p>
          </table:table-cell>
          <table:table-cell office:value-type="float" office:value="39.67">
            <text:p>39,67</text:p>
          </table:table-cell>
          <table:table-cell table:style-name="ce2" office:value-type="float" office:value="0.001">
            <text:p>1,00E-03</text:p>
          </table:table-cell>
          <table:table-cell table:formula="of:=LN([.D7])" office:value-type="float" office:value="-6.90775527898214">
            <text:p>-6,91</text:p>
          </table:table-cell>
          <table:table-cell office:value-type="float" office:value="39.33">
            <text:p>39,33</text:p>
          </table:table-cell>
          <table:table-cell office:value-type="float" office:value="65.33">
            <text:p>65,33</text:p>
          </table:table-cell>
          <table:table-cell office:value-type="float" office:value="0.1">
            <text:p>0,1</text:p>
          </table:table-cell>
          <table:table-cell table:formula="of:=LN([.H7])" office:value-type="float" office:value="-2.30258509299405">
            <text:p>-2,3</text:p>
          </table:table-cell>
          <table:table-cell office:value-type="float" office:value="73">
            <text:p>73</text:p>
          </table:table-cell>
          <table:table-cell office:value-type="float" office:value="230.33">
            <text:p>230,33</text:p>
          </table:table-cell>
          <table:table-cell table:style-name="ce2" table:formula="of:=EXP([.$C$4]*([.J7]+[.$D$4])+[.$E$4])" office:value-type="float" office:value="0.0201619775438441">
            <text:p>2,02E-02</text:p>
          </table:table-cell>
          <table:table-cell table:formula="of:=EXP([.$G$4]*([.K7]+[.$H$4])+[.$I$4])" office:value-type="float" office:value="1">
            <text:p>1</text:p>
          </table:table-cell>
          <table:table-cell/>
          <table:table-cell office:value-type="float" office:value="91">
            <text:p>91</text:p>
          </table:table-cell>
          <table:table-cell office:value-type="float" office:value="230.67">
            <text:p>230,67</text:p>
          </table:table-cell>
          <table:table-cell table:style-name="ce2" table:formula="of:=EXP([.$C$4]*([.O7]+[.$D$4])+[.$E$4])" office:value-type="float" office:value="0.100447060876612">
            <text:p>1,00E-01</text:p>
          </table:table-cell>
          <table:table-cell table:formula="of:=EXP([.$G$4]*([.P7]+[.$H$4])+[.$I$4])" office:value-type="float" office:value="1.00475599480903">
            <text:p>1</text:p>
          </table:table-cell>
        </table:table-row>
        <table:table-row table:style-name="ro2">
          <table:table-cell/>
          <table:table-cell office:value-type="float" office:value="65.33">
            <text:p>65,33</text:p>
          </table:table-cell>
          <table:table-cell office:value-type="float" office:value="39.67">
            <text:p>39,67</text:p>
          </table:table-cell>
          <table:table-cell table:style-name="ce2" office:value-type="float" office:value="0.01">
            <text:p>1,00E-02</text:p>
          </table:table-cell>
          <table:table-cell table:formula="of:=LN([.D8])" office:value-type="float" office:value="-4.60517018598809">
            <text:p>-4,61</text:p>
          </table:table-cell>
          <table:table-cell office:value-type="float" office:value="39.33">
            <text:p>39,33</text:p>
          </table:table-cell>
          <table:table-cell office:value-type="float" office:value="230.33">
            <text:p>230,33</text:p>
          </table:table-cell>
          <table:table-cell office:value-type="float" office:value="1">
            <text:p>1</text:p>
          </table:table-cell>
          <table:table-cell table:formula="of:=LN([.H8])" office:value-type="float" office:value="0">
            <text:p>0</text:p>
          </table:table-cell>
          <table:table-cell office:value-type="float" office:value="84.67">
            <text:p>84,67</text:p>
          </table:table-cell>
          <table:table-cell office:value-type="float" office:value="230.33">
            <text:p>230,33</text:p>
          </table:table-cell>
          <table:table-cell table:style-name="ce2" table:formula="of:=EXP([.$C$4]*([.J8]+[.$D$4])+[.$E$4])" office:value-type="float" office:value="0.0571062255121123">
            <text:p>5,71E-02</text:p>
          </table:table-cell>
          <table:table-cell table:formula="of:=EXP([.$G$4]*([.K8]+[.$H$4])+[.$I$4])" office:value-type="float" office:value="1">
            <text:p>1</text:p>
          </table:table-cell>
          <table:table-cell/>
          <table:table-cell office:value-type="float" office:value="96.33">
            <text:p>96,33</text:p>
          </table:table-cell>
          <table:table-cell office:value-type="float" office:value="229.33">
            <text:p>229,33</text:p>
          </table:table-cell>
          <table:table-cell table:style-name="ce2" table:formula="of:=EXP([.$C$4]*([.O8]+[.$D$4])+[.$E$4])" office:value-type="float" office:value="0.16160185387228">
            <text:p>1,62E-01</text:p>
          </table:table-cell>
          <table:table-cell table:formula="of:=EXP([.$G$4]*([.P8]+[.$H$4])+[.$I$4])" office:value-type="float" office:value="0.986141859328828">
            <text:p>0,99</text:p>
          </table:table-cell>
        </table:table-row>
        <table:table-row table:style-name="ro2">
          <table:table-cell/>
          <table:table-cell office:value-type="float" office:value="91">
            <text:p>91</text:p>
          </table:table-cell>
          <table:table-cell office:value-type="float" office:value="40">
            <text:p>40</text:p>
          </table:table-cell>
          <table:table-cell table:style-name="ce2" office:value-type="float" office:value="0.1">
            <text:p>1,00E-01</text:p>
          </table:table-cell>
          <table:table-cell table:formula="of:=LN([.D9])" office:value-type="float" office:value="-2.30258509299405">
            <text:p>-2,3</text:p>
          </table:table-cell>
          <table:table-cell table:number-columns-repeated="4"/>
          <table:table-cell office:value-type="float" office:value="89">
            <text:p>89</text:p>
          </table:table-cell>
          <table:table-cell office:value-type="float" office:value="229">
            <text:p>229</text:p>
          </table:table-cell>
          <table:table-cell table:style-name="ce2" table:formula="of:=EXP([.$C$4]*([.J9]+[.$D$4])+[.$E$4])" office:value-type="float" office:value="0.0840326169172015">
            <text:p>8,40E-02</text:p>
          </table:table-cell>
          <table:table-cell table:formula="of:=EXP([.$G$4]*([.K9]+[.$H$4])+[.$I$4])" office:value-type="float" office:value="0.981610949053022">
            <text:p>0,98</text:p>
          </table:table-cell>
          <table:table-cell/>
          <table:table-cell office:value-type="float" office:value="106">
            <text:p>106</text:p>
          </table:table-cell>
          <table:table-cell office:value-type="float" office:value="208">
            <text:p>208</text:p>
          </table:table-cell>
          <table:table-cell table:style-name="ce2" table:formula="of:=EXP([.$C$4]*([.O9]+[.$D$4])+[.$E$4])" office:value-type="float" office:value="0.382919358561259">
            <text:p>3,83E-01</text:p>
          </table:table-cell>
          <table:table-cell table:formula="of:=EXP([.$G$4]*([.P9]+[.$H$4])+[.$I$4])" office:value-type="float" office:value="0.732262285321818">
            <text:p>0,73</text:p>
          </table:table-cell>
        </table:table-row>
        <table:table-row table:style-name="ro2">
          <table:table-cell/>
          <table:table-cell office:value-type="float" office:value="116.67">
            <text:p>116,67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LN([.D10])" office:value-type="float" office:value="0">
            <text:p>0</text:p>
          </table:table-cell>
          <table:table-cell table:number-columns-repeated="4"/>
          <table:table-cell office:value-type="float" office:value="93">
            <text:p>93</text:p>
          </table:table-cell>
          <table:table-cell office:value-type="float" office:value="223.33">
            <text:p>223,33</text:p>
          </table:table-cell>
          <table:table-cell table:style-name="ce2" table:formula="of:=EXP([.$C$4]*([.J10]+[.$D$4])+[.$E$4])" office:value-type="float" office:value="0.120067807107462">
            <text:p>1,20E-01</text:p>
          </table:table-cell>
          <table:table-cell table:formula="of:=EXP([.$G$4]*([.K10]+[.$H$4])+[.$I$4])" office:value-type="float" office:value="0.90693415480638">
            <text:p>0,91</text:p>
          </table:table-cell>
          <table:table-cell/>
          <table:table-cell office:value-type="float" office:value="112.67">
            <text:p>112,67</text:p>
          </table:table-cell>
          <table:table-cell office:value-type="float" office:value="185.33">
            <text:p>185,33</text:p>
          </table:table-cell>
          <table:table-cell table:style-name="ce2" table:formula="of:=EXP([.$C$4]*([.O10]+[.$D$4])+[.$E$4])" office:value-type="float" office:value="0.694279415285501">
            <text:p>6,94E-01</text:p>
          </table:table-cell>
          <table:table-cell table:formula="of:=EXP([.$G$4]*([.P10]+[.$H$4])+[.$I$4])" office:value-type="float" office:value="0.533669923120631">
            <text:p>0,53</text:p>
          </table:table-cell>
        </table:table-row>
        <table:table-row table:style-name="ro2">
          <table:table-cell/>
          <table:table-cell office:value-type="float" office:value="143">
            <text:p>143</text:p>
          </table:table-cell>
          <table:table-cell office:value-type="float" office:value="39.67">
            <text:p>39,67</text:p>
          </table:table-cell>
          <table:table-cell office:value-type="float" office:value="10">
            <text:p>10</text:p>
          </table:table-cell>
          <table:table-cell table:formula="of:=LN([.D11])" office:value-type="float" office:value="2.30258509299405">
            <text:p>2,3</text:p>
          </table:table-cell>
          <table:table-cell table:number-columns-repeated="4"/>
          <table:table-cell office:value-type="float" office:value="95.67">
            <text:p>95,67</text:p>
          </table:table-cell>
          <table:table-cell office:value-type="float" office:value="211.67">
            <text:p>211,67</text:p>
          </table:table-cell>
          <table:table-cell table:style-name="ce2" table:formula="of:=EXP([.$C$4]*([.J11]+[.$D$4])+[.$E$4])" office:value-type="float" office:value="0.152361364955258">
            <text:p>1,52E-01</text:p>
          </table:table-cell>
          <table:table-cell table:formula="of:=EXP([.$G$4]*([.K11]+[.$H$4])+[.$I$4])" office:value-type="float" office:value="0.770742115876721">
            <text:p>0,77</text:p>
          </table:table-cell>
          <table:table-cell/>
          <table:table-cell office:value-type="float" office:value="118.33">
            <text:p>118,33</text:p>
          </table:table-cell>
          <table:table-cell office:value-type="float" office:value="168.67">
            <text:p>168,67</text:p>
          </table:table-cell>
          <table:table-cell table:style-name="ce2" table:formula="of:=EXP([.$C$4]*([.O11]+[.$D$4])+[.$E$4])" office:value-type="float" office:value="1.15034771985003">
            <text:p>1,15E+00</text:p>
          </table:table-cell>
          <table:table-cell table:formula="of:=EXP([.$G$4]*([.P11]+[.$H$4])+[.$I$4])" office:value-type="float" office:value="0.422963635497946">
            <text:p>0,42</text:p>
          </table:table-cell>
        </table:table-row>
        <table:table-row table:style-name="ro2">
          <table:table-cell/>
          <table:table-cell office:value-type="float" office:value="169">
            <text:p>169</text:p>
          </table:table-cell>
          <table:table-cell office:value-type="float" office:value="40.33">
            <text:p>40,33</text:p>
          </table:table-cell>
          <table:table-cell office:value-type="float" office:value="100">
            <text:p>100</text:p>
          </table:table-cell>
          <table:table-cell table:formula="of:=LN([.D12])" office:value-type="float" office:value="4.60517018598809">
            <text:p>4,61</text:p>
          </table:table-cell>
          <table:table-cell table:number-columns-repeated="4"/>
          <table:table-cell office:value-type="float" office:value="99">
            <text:p>99</text:p>
          </table:table-cell>
          <table:table-cell office:value-type="float" office:value="183.67">
            <text:p>183,67</text:p>
          </table:table-cell>
          <table:table-cell table:style-name="ce2" table:formula="of:=EXP([.$C$4]*([.J12]+[.$D$4])+[.$E$4])" office:value-type="float" office:value="0.205066450603564">
            <text:p>2,05E-01</text:p>
          </table:table-cell>
          <table:table-cell table:formula="of:=EXP([.$G$4]*([.K12]+[.$H$4])+[.$I$4])" office:value-type="float" office:value="0.521449338926205">
            <text:p>0,52</text:p>
          </table:table-cell>
          <table:table-cell/>
          <table:table-cell office:value-type="float" office:value="123.67">
            <text:p>123,67</text:p>
          </table:table-cell>
          <table:table-cell office:value-type="float" office:value="155.67">
            <text:p>155,67</text:p>
          </table:table-cell>
          <table:table-cell table:style-name="ce2" table:formula="of:=EXP([.$C$4]*([.O12]+[.$D$4])+[.$E$4])" office:value-type="float" office:value="1.85236125176582">
            <text:p>1,85E+00</text:p>
          </table:table-cell>
          <table:table-cell table:formula="of:=EXP([.$G$4]*([.P12]+[.$H$4])+[.$I$4])" office:value-type="float" office:value="0.352789094387658">
            <text:p>0,35</text:p>
          </table:table-cell>
        </table:table-row>
        <table:table-row table:style-name="ro2">
          <table:table-cell/>
          <table:table-cell office:value-type="float" office:value="194.33">
            <text:p>194,33</text:p>
          </table:table-cell>
          <table:table-cell office:value-type="float" office:value="40">
            <text:p>40</text:p>
          </table:table-cell>
          <table:table-cell office:value-type="float" office:value="1000">
            <text:p>1000</text:p>
          </table:table-cell>
          <table:table-cell table:formula="of:=LN([.D13])" office:value-type="float" office:value="6.90775527898214">
            <text:p>6,91</text:p>
          </table:table-cell>
          <table:table-cell table:number-columns-repeated="4"/>
          <table:table-cell office:value-type="float" office:value="102.67">
            <text:p>102,67</text:p>
          </table:table-cell>
          <table:table-cell office:value-type="float" office:value="156.67">
            <text:p>156,67</text:p>
          </table:table-cell>
          <table:table-cell table:style-name="ce2" table:formula="of:=EXP([.$C$4]*([.J13]+[.$D$4])+[.$E$4])" office:value-type="float" office:value="0.284503466883389">
            <text:p>2,85E-01</text:p>
          </table:table-cell>
          <table:table-cell table:formula="of:=EXP([.$G$4]*([.K13]+[.$H$4])+[.$I$4])" office:value-type="float" office:value="0.357746799864847">
            <text:p>0,36</text:p>
          </table:table-cell>
          <table:table-cell/>
          <table:table-cell office:value-type="float" office:value="128.33">
            <text:p>128,33</text:p>
          </table:table-cell>
          <table:table-cell office:value-type="float" office:value="146.67">
            <text:p>146,67</text:p>
          </table:table-cell>
          <table:table-cell table:style-name="ce2" table:formula="of:=EXP([.$C$4]*([.O13]+[.$D$4])+[.$E$4])" office:value-type="float" office:value="2.80721620394118">
            <text:p>2,81E+00</text:p>
          </table:table-cell>
          <table:table-cell table:formula="of:=EXP([.$G$4]*([.P13]+[.$H$4])+[.$I$4])" office:value-type="float" office:value="0.311149922372155">
            <text:p>0,31</text:p>
          </table:table-cell>
        </table:table-row>
        <table:table-row table:style-name="ro2">
          <table:table-cell/>
          <table:table-cell office:value-type="float" office:value="220">
            <text:p>220</text:p>
          </table:table-cell>
          <table:table-cell office:value-type="float" office:value="40">
            <text:p>40</text:p>
          </table:table-cell>
          <table:table-cell office:value-type="float" office:value="10000">
            <text:p>10000</text:p>
          </table:table-cell>
          <table:table-cell table:formula="of:=LN([.D14])" office:value-type="float" office:value="9.21034037197618">
            <text:p>9,21</text:p>
          </table:table-cell>
          <table:table-cell table:number-columns-repeated="4"/>
          <table:table-cell office:value-type="float" office:value="106.67">
            <text:p>106,67</text:p>
          </table:table-cell>
          <table:table-cell office:value-type="float" office:value="131.67">
            <text:p>131,67</text:p>
          </table:table-cell>
          <table:table-cell table:style-name="ce2" table:formula="of:=EXP([.$C$4]*([.J14]+[.$D$4])+[.$E$4])" office:value-type="float" office:value="0.406505338478474">
            <text:p>4,07E-01</text:p>
          </table:table-cell>
          <table:table-cell table:formula="of:=EXP([.$G$4]*([.K14]+[.$H$4])+[.$I$4])" office:value-type="float" office:value="0.252383295033873">
            <text:p>0,25</text:p>
          </table:table-cell>
          <table:table-cell/>
          <table:table-cell office:value-type="float" office:value="131.67">
            <text:p>131,67</text:p>
          </table:table-cell>
          <table:table-cell office:value-type="float" office:value="143.67">
            <text:p>143,67</text:p>
          </table:table-cell>
          <table:table-cell table:style-name="ce2" table:formula="of:=EXP([.$C$4]*([.O14]+[.$D$4])+[.$E$4])" office:value-type="float" office:value="3.78166512608868">
            <text:p>3,78E+00</text:p>
          </table:table-cell>
          <table:table-cell table:formula="of:=EXP([.$G$4]*([.P14]+[.$H$4])+[.$I$4])" office:value-type="float" office:value="0.298392483306087">
            <text:p>0,3</text:p>
          </table:table-cell>
        </table:table-row>
        <table:table-row table:style-name="ro2">
          <table:table-cell table:number-columns-repeated="9"/>
          <table:table-cell office:value-type="float" office:value="112.33">
            <text:p>112,33</text:p>
          </table:table-cell>
          <table:table-cell office:value-type="float" office:value="104.33">
            <text:p>104,33</text:p>
          </table:table-cell>
          <table:table-cell table:style-name="ce2" table:formula="of:=EXP([.$C$4]*([.J15]+[.$D$4])+[.$E$4])" office:value-type="float" office:value="0.67353644502521">
            <text:p>6,74E-01</text:p>
          </table:table-cell>
          <table:table-cell table:formula="of:=EXP([.$G$4]*([.K15]+[.$H$4])+[.$I$4])" office:value-type="float" office:value="0.172331090561351">
            <text:p>0,17</text:p>
          </table:table-cell>
          <table:table-cell/>
          <table:table-cell office:value-type="float" office:value="134.67">
            <text:p>134,67</text:p>
          </table:table-cell>
          <table:table-cell office:value-type="float" office:value="141.67">
            <text:p>141,67</text:p>
          </table:table-cell>
          <table:table-cell table:style-name="ce2" table:formula="of:=EXP([.$C$4]*([.O15]+[.$D$4])+[.$E$4])" office:value-type="float" office:value="4.9421632436451">
            <text:p>4,94E+00</text:p>
          </table:table-cell>
          <table:table-cell table:formula="of:=EXP([.$G$4]*([.P15]+[.$H$4])+[.$I$4])" office:value-type="float" office:value="0.290179458986726">
            <text:p>0,29</text:p>
          </table:table-cell>
        </table:table-row>
        <table:table-row table:style-name="ro2">
          <table:table-cell table:number-columns-repeated="9"/>
          <table:table-cell office:value-type="float" office:value="117.67">
            <text:p>117,67</text:p>
          </table:table-cell>
          <table:table-cell office:value-type="float" office:value="84.67">
            <text:p>84,67</text:p>
          </table:table-cell>
          <table:table-cell table:style-name="ce2" table:formula="of:=EXP([.$C$4]*([.J16]+[.$D$4])+[.$E$4])" office:value-type="float" office:value="1.08457016160248">
            <text:p>1,08E+00</text:p>
          </table:table-cell>
          <table:table-cell table:formula="of:=EXP([.$G$4]*([.K16]+[.$H$4])+[.$I$4])" office:value-type="float" office:value="0.130982151916837">
            <text:p>0,13</text:p>
          </table:table-cell>
          <table:table-cell/>
          <table:table-cell office:value-type="float" office:value="138.33">
            <text:p>138,33</text:p>
          </table:table-cell>
          <table:table-cell office:value-type="float" office:value="142">
            <text:p>142</text:p>
          </table:table-cell>
          <table:table-cell table:style-name="ce2" table:formula="of:=EXP([.$C$4]*([.O16]+[.$D$4])+[.$E$4])" office:value-type="float" office:value="6.85050500790949">
            <text:p>6,85E+00</text:p>
          </table:table-cell>
          <table:table-cell table:formula="of:=EXP([.$G$4]*([.P16]+[.$H$4])+[.$I$4])" office:value-type="float" office:value="0.291518866512506">
            <text:p>0,29</text:p>
          </table:table-cell>
        </table:table-row>
        <table:table-row table:style-name="ro2">
          <table:table-cell table:number-columns-repeated="9"/>
          <table:table-cell office:value-type="float" office:value="123.33">
            <text:p>123,33</text:p>
          </table:table-cell>
          <table:table-cell office:value-type="float" office:value="68.33">
            <text:p>68,33</text:p>
          </table:table-cell>
          <table:table-cell table:style-name="ce2" table:formula="of:=EXP([.$C$4]*([.J17]+[.$D$4])+[.$E$4])" office:value-type="float" office:value="1.79701829688231">
            <text:p>1,80E+00</text:p>
          </table:table-cell>
          <table:table-cell table:formula="of:=EXP([.$G$4]*([.K17]+[.$H$4])+[.$I$4])" office:value-type="float" office:value="0.104275388885377">
            <text:p>0,1</text:p>
          </table:table-cell>
          <table:table-cell/>
          <table:table-cell office:value-type="float" office:value="144.33">
            <text:p>144,33</text:p>
          </table:table-cell>
          <table:table-cell office:value-type="float" office:value="147">
            <text:p>147</text:p>
          </table:table-cell>
          <table:table-cell table:style-name="ce2" table:formula="of:=EXP([.$C$4]*([.O17]+[.$D$4])+[.$E$4])" office:value-type="float" office:value="11.7001282913131">
            <text:p>1,17E+01</text:p>
          </table:table-cell>
          <table:table-cell table:formula="of:=EXP([.$G$4]*([.P17]+[.$H$4])+[.$I$4])" office:value-type="float" office:value="0.312586125158964">
            <text:p>0,31</text:p>
          </table:table-cell>
        </table:table-row>
        <table:table-row table:style-name="ro2">
          <table:table-cell table:number-columns-repeated="9"/>
          <table:table-cell office:value-type="float" office:value="128.67">
            <text:p>128,67</text:p>
          </table:table-cell>
          <table:table-cell office:value-type="float" office:value="58">
            <text:p>58</text:p>
          </table:table-cell>
          <table:table-cell table:style-name="ce2" table:formula="of:=EXP([.$C$4]*([.J18]+[.$D$4])+[.$E$4])" office:value-type="float" office:value="2.89367032630181">
            <text:p>2,89E+00</text:p>
          </table:table-cell>
          <table:table-cell table:formula="of:=EXP([.$G$4]*([.K18]+[.$H$4])+[.$I$4])" office:value-type="float" office:value="0.0902767170875399">
            <text:p>0,09</text:p>
          </table:table-cell>
          <table:table-cell/>
          <table:table-cell office:value-type="float" office:value="153">
            <text:p>153</text:p>
          </table:table-cell>
          <table:table-cell office:value-type="float" office:value="158">
            <text:p>158</text:p>
          </table:table-cell>
          <table:table-cell table:style-name="ce2" table:formula="of:=EXP([.$C$4]*([.O18]+[.$D$4])+[.$E$4])" office:value-type="float" office:value="25.3575292604171">
            <text:p>2,54E+01</text:p>
          </table:table-cell>
          <table:table-cell table:formula="of:=EXP([.$G$4]*([.P18]+[.$H$4])+[.$I$4])" office:value-type="float" office:value="0.364448664931837">
            <text:p>0,36</text:p>
          </table:table-cell>
        </table:table-row>
        <table:table-row table:style-name="ro2">
          <table:table-cell table:number-columns-repeated="9"/>
          <table:table-cell office:value-type="float" office:value="133">
            <text:p>133</text:p>
          </table:table-cell>
          <table:table-cell office:value-type="float" office:value="53.33">
            <text:p>53,33</text:p>
          </table:table-cell>
          <table:table-cell table:style-name="ce2" table:formula="of:=EXP([.$C$4]*([.J19]+[.$D$4])+[.$E$4])" office:value-type="float" office:value="4.25807673041215">
            <text:p>4,26E+00</text:p>
          </table:table-cell>
          <table:table-cell table:formula="of:=EXP([.$G$4]*([.K19]+[.$H$4])+[.$I$4])" office:value-type="float" office:value="0.0845809828175134">
            <text:p>0,08</text:p>
          </table:table-cell>
          <table:table-cell/>
          <table:table-cell office:value-type="float" office:value="161.33">
            <text:p>161,33</text:p>
          </table:table-cell>
          <table:table-cell office:value-type="float" office:value="167.67">
            <text:p>167,67</text:p>
          </table:table-cell>
          <table:table-cell table:style-name="ce2" table:formula="of:=EXP([.$C$4]*([.O19]+[.$D$4])+[.$E$4])" office:value-type="float" office:value="53.3150791294345">
            <text:p>5,33E+01</text:p>
          </table:table-cell>
          <table:table-cell table:formula="of:=EXP([.$G$4]*([.P19]+[.$H$4])+[.$I$4])" office:value-type="float" office:value="0.417102145938425">
            <text:p>0,42</text:p>
          </table:table-cell>
        </table:table-row>
        <table:table-row table:style-name="ro2">
          <table:table-cell table:number-columns-repeated="9"/>
          <table:table-cell office:value-type="float" office:value="136.67">
            <text:p>136,67</text:p>
          </table:table-cell>
          <table:table-cell office:value-type="float" office:value="53.33">
            <text:p>53,33</text:p>
          </table:table-cell>
          <table:table-cell table:style-name="ce2" table:formula="of:=EXP([.$C$4]*([.J20]+[.$D$4])+[.$E$4])" office:value-type="float" office:value="5.9075367447584">
            <text:p>5,91E+00</text:p>
          </table:table-cell>
          <table:table-cell table:formula="of:=EXP([.$G$4]*([.K20]+[.$H$4])+[.$I$4])" office:value-type="float" office:value="0.0845809828175134">
            <text:p>0,08</text:p>
          </table:table-cell>
          <table:table-cell/>
          <table:table-cell office:value-type="float" office:value="168">
            <text:p>168</text:p>
          </table:table-cell>
          <table:table-cell office:value-type="float" office:value="173.67">
            <text:p>173,67</text:p>
          </table:table-cell>
          <table:table-cell table:style-name="ce2" table:formula="of:=EXP([.$C$4]*([.O20]+[.$D$4])+[.$E$4])" office:value-type="float" office:value="96.6667292637342">
            <text:p>9,67E+01</text:p>
          </table:table-cell>
          <table:table-cell table:formula="of:=EXP([.$G$4]*([.P20]+[.$H$4])+[.$I$4])" office:value-type="float" office:value="0.453530042446769">
            <text:p>0,45</text:p>
          </table:table-cell>
        </table:table-row>
        <table:table-row table:style-name="ro2">
          <table:table-cell table:number-columns-repeated="9"/>
          <table:table-cell office:value-type="float" office:value="142.33">
            <text:p>142,33</text:p>
          </table:table-cell>
          <table:table-cell office:value-type="float" office:value="57.67">
            <text:p>57,67</text:p>
          </table:table-cell>
          <table:table-cell table:style-name="ce2" table:formula="of:=EXP([.$C$4]*([.J21]+[.$D$4])+[.$E$4])" office:value-type="float" office:value="9.78816492992032">
            <text:p>9,79E+00</text:p>
          </table:table-cell>
          <table:table-cell table:formula="of:=EXP([.$G$4]*([.K21]+[.$H$4])+[.$I$4])" office:value-type="float" office:value="0.0898619332496484">
            <text:p>0,09</text:p>
          </table:table-cell>
          <table:table-cell/>
          <table:table-cell office:value-type="float" office:value="174.33">
            <text:p>174,33</text:p>
          </table:table-cell>
          <table:table-cell office:value-type="float" office:value="178.33">
            <text:p>178,33</text:p>
          </table:table-cell>
          <table:table-cell table:style-name="ce2" table:formula="of:=EXP([.$C$4]*([.O21]+[.$D$4])+[.$E$4])" office:value-type="float" office:value="170.032054334213">
            <text:p>1,70E+02</text:p>
          </table:table-cell>
          <table:table-cell table:formula="of:=EXP([.$G$4]*([.P21]+[.$H$4])+[.$I$4])" office:value-type="float" office:value="0.484003480670995">
            <text:p>0,48</text:p>
          </table:table-cell>
        </table:table-row>
        <table:table-row table:style-name="ro2">
          <table:table-cell table:number-columns-repeated="9"/>
          <table:table-cell office:value-type="float" office:value="152">
            <text:p>152</text:p>
          </table:table-cell>
          <table:table-cell office:value-type="float" office:value="71.67">
            <text:p>71,67</text:p>
          </table:table-cell>
          <table:table-cell table:style-name="ce2" table:formula="of:=EXP([.$C$4]*([.J22]+[.$D$4])+[.$E$4])" office:value-type="float" office:value="23.1932848952286">
            <text:p>2,32E+01</text:p>
          </table:table-cell>
          <table:table-cell table:formula="of:=EXP([.$G$4]*([.K22]+[.$H$4])+[.$I$4])" office:value-type="float" office:value="0.109250703553479">
            <text:p>0,11</text:p>
          </table:table-cell>
          <table:table-cell/>
          <table:table-cell office:value-type="float" office:value="182.67">
            <text:p>182,67</text:p>
          </table:table-cell>
          <table:table-cell office:value-type="float" office:value="182">
            <text:p>182</text:p>
          </table:table-cell>
          <table:table-cell table:style-name="ce2" table:formula="of:=EXP([.$C$4]*([.O22]+[.$D$4])+[.$E$4])" office:value-type="float" office:value="357.817330690773">
            <text:p>3,58E+02</text:p>
          </table:table-cell>
          <table:table-cell table:formula="of:=EXP([.$G$4]*([.P22]+[.$H$4])+[.$I$4])" office:value-type="float" office:value="0.509437498368654">
            <text:p>0,51</text:p>
          </table:table-cell>
        </table:table-row>
        <table:table-row table:style-name="ro2">
          <table:table-cell table:number-columns-repeated="9"/>
          <table:table-cell office:value-type="float" office:value="161.33">
            <text:p>161,33</text:p>
          </table:table-cell>
          <table:table-cell office:value-type="float" office:value="85">
            <text:p>85</text:p>
          </table:table-cell>
          <table:table-cell table:style-name="ce2" table:formula="of:=EXP([.$C$4]*([.J23]+[.$D$4])+[.$E$4])" office:value-type="float" office:value="53.3150791294345">
            <text:p>5,33E+01</text:p>
          </table:table-cell>
          <table:table-cell table:formula="of:=EXP([.$G$4]*([.K23]+[.$H$4])+[.$I$4])" office:value-type="float" office:value="0.131586738060298">
            <text:p>0,13</text:p>
          </table:table-cell>
          <table:table-cell/>
          <table:table-cell office:value-type="float" office:value="192.67">
            <text:p>192,67</text:p>
          </table:table-cell>
          <table:table-cell office:value-type="float" office:value="184">
            <text:p>184</text:p>
          </table:table-cell>
          <table:table-cell table:style-name="ce2" table:formula="of:=EXP([.$C$4]*([.O23]+[.$D$4])+[.$E$4])" office:value-type="float" office:value="873.188681503248">
            <text:p>8,73E+02</text:p>
          </table:table-cell>
          <table:table-cell table:formula="of:=EXP([.$G$4]*([.P23]+[.$H$4])+[.$I$4])" office:value-type="float" office:value="0.523856239715496">
            <text:p>0,52</text:p>
          </table:table-cell>
        </table:table-row>
        <table:table-row table:style-name="ro2">
          <table:table-cell table:number-columns-repeated="9"/>
          <table:table-cell office:value-type="float" office:value="174.33">
            <text:p>174,33</text:p>
          </table:table-cell>
          <table:table-cell office:value-type="float" office:value="97.67">
            <text:p>97,67</text:p>
          </table:table-cell>
          <table:table-cell table:style-name="ce2" table:formula="of:=EXP([.$C$4]*([.J24]+[.$D$4])+[.$E$4])" office:value-type="float" office:value="170.032054334213">
            <text:p>1,70E+02</text:p>
          </table:table-cell>
          <table:table-cell table:formula="of:=EXP([.$G$4]*([.K24]+[.$H$4])+[.$I$4])" office:value-type="float" office:value="0.157036280433355">
            <text:p>0,16</text:p>
          </table:table-cell>
          <table:table-cell/>
          <table:table-cell office:value-type="float" office:value="203.33">
            <text:p>203,33</text:p>
          </table:table-cell>
          <table:table-cell office:value-type="float" office:value="185.67">
            <text:p>185,67</text:p>
          </table:table-cell>
          <table:table-cell table:style-name="ce2" table:formula="of:=EXP([.$C$4]*([.O24]+[.$D$4])+[.$E$4])" office:value-type="float" office:value="2260.09298669271">
            <text:p>2,26E+03</text:p>
          </table:table-cell>
          <table:table-cell table:formula="of:=EXP([.$G$4]*([.P24]+[.$H$4])+[.$I$4])" office:value-type="float" office:value="0.536208054504731">
            <text:p>0,54</text:p>
          </table:table-cell>
        </table:table-row>
        <table:table-row table:style-name="ro2">
          <table:table-cell table:number-columns-repeated="9"/>
          <table:table-cell office:value-type="float" office:value="185.33">
            <text:p>185,33</text:p>
          </table:table-cell>
          <table:table-cell office:value-type="float" office:value="104.33">
            <text:p>104,33</text:p>
          </table:table-cell>
          <table:table-cell table:style-name="ce2" table:formula="of:=EXP([.$C$4]*([.J25]+[.$D$4])+[.$E$4])" office:value-type="float" office:value="453.651342777198">
            <text:p>4,54E+02</text:p>
          </table:table-cell>
          <table:table-cell table:formula="of:=EXP([.$G$4]*([.K25]+[.$H$4])+[.$I$4])" office:value-type="float" office:value="0.172331090561351">
            <text:p>0,17</text:p>
          </table:table-cell>
          <table:table-cell/>
          <table:table-cell office:value-type="float" office:value="212">
            <text:p>212</text:p>
          </table:table-cell>
          <table:table-cell office:value-type="float" office:value="186.33">
            <text:p>186,33</text:p>
          </table:table-cell>
          <table:table-cell table:style-name="ce2" table:formula="of:=EXP([.$C$4]*([.O25]+[.$D$4])+[.$E$4])" office:value-type="float" office:value="4898.2688577761">
            <text:p>4,90E+03</text:p>
          </table:table-cell>
          <table:table-cell table:formula="of:=EXP([.$G$4]*([.P25]+[.$H$4])+[.$I$4])" office:value-type="float" office:value="0.541169526546464">
            <text:p>0,54</text:p>
          </table:table-cell>
        </table:table-row>
        <table:table-row table:style-name="ro2">
          <table:table-cell table:number-columns-repeated="9"/>
          <table:table-cell office:value-type="float" office:value="202">
            <text:p>202</text:p>
          </table:table-cell>
          <table:table-cell office:value-type="float" office:value="108.33">
            <text:p>108,33</text:p>
          </table:table-cell>
          <table:table-cell table:style-name="ce2" table:formula="of:=EXP([.$C$4]*([.J26]+[.$D$4])+[.$E$4])" office:value-type="float" office:value="2007.22424010104">
            <text:p>2,01E+03</text:p>
          </table:table-cell>
          <table:table-cell table:formula="of:=EXP([.$G$4]*([.K26]+[.$H$4])+[.$I$4])" office:value-type="float" office:value="0.182224203499042">
            <text:p>0,18</text:p>
          </table:table-cell>
          <table:table-cell/>
          <table:table-cell office:value-type="float" office:value="218">
            <text:p>218</text:p>
          </table:table-cell>
          <table:table-cell office:value-type="float" office:value="186.67">
            <text:p>186,67</text:p>
          </table:table-cell>
          <table:table-cell table:style-name="ce2" table:formula="of:=EXP([.$C$4]*([.O26]+[.$D$4])+[.$E$4])" office:value-type="float" office:value="8365.86119930638">
            <text:p>8,37E+03</text:p>
          </table:table-cell>
          <table:table-cell table:formula="of:=EXP([.$G$4]*([.P26]+[.$H$4])+[.$I$4])" office:value-type="float" office:value="0.543743326005527">
            <text:p>0,54</text:p>
          </table:table-cell>
        </table:table-row>
        <table:table-row table:style-name="ro2">
          <table:table-cell table:number-columns-repeated="9"/>
          <table:table-cell office:value-type="float" office:value="219">
            <text:p>219</text:p>
          </table:table-cell>
          <table:table-cell office:value-type="float" office:value="109.33">
            <text:p>109,33</text:p>
          </table:table-cell>
          <table:table-cell table:style-name="ce2" table:formula="of:=EXP([.$C$4]*([.J27]+[.$D$4])+[.$E$4])" office:value-type="float" office:value="9146.5081858086">
            <text:p>9,15E+03</text:p>
          </table:table-cell>
          <table:table-cell table:formula="of:=EXP([.$G$4]*([.K27]+[.$H$4])+[.$I$4])" office:value-type="float" office:value="0.184784979742229">
            <text:p>0,18</text:p>
          </table:table-cell>
          <table:table-cell table:number-columns-repeated="5"/>
        </table:table-row>
        <table:table-row table:style-name="ro2" table:number-rows-repeated="104854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scientific-number number:decimal-places="0" number:min-integer-digits="1" number:min-exponent-digits="2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.00.0000</text:date>, <text:time style:data-style-name="N2" text:time-value="0000-00-00T21:12:36.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5S</meta:editing-duration>
    <meta:editing-cycles>5</meta:editing-cycles>
    <meta:generator>LibreOffice/4.0.4.2$Windows_x86 LibreOffice_project/9e9821abd0ffdbc09cd8c52eaa574fa09eb08f2</meta:generator>
    <dc:date>2020-02-17T21:18:47.31</dc:date>
    <meta:document-statistic meta:table-count="3" meta:cell-count="66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383cm" svg:height="7.466cm" xlink:href=".." xlink:type="simple" chart:class="chart:scatter" chart:style-name="ch1">
        <chart:legend chart:legend-position="end" svg:x="11.712cm" svg:y="3.438cm" style:legend-expansion="high" chart:style-name="ch2"/>
        <chart:plot-area chart:style-name="ch3" table:cell-range-address="Sheet1.L6:Sheet1.M90 Sheet1.M4:Sheet1.M5" chart:data-source-has-labels="row" svg:x="0.717cm" svg:y="0.731cm" svg:width="10.461cm" svg:height="6.166cm">
          <chartooo:coordinate-region svg:x="1.705cm" svg:y="0.926cm" svg:width="9.195cm" svg:height="5.33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6:Sheet1.M90" chart:label-cell-address="Sheet1.M4:Sheet1.M5" chart:class="chart:scatter">
            <chart:domain table:cell-range-address="Sheet1.L6:Sheet1.L90"/>
            <chart:data-point chart:repeated="8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  <table:table-cell office:value-type="string">
                <text:p>Y</text:p>
                <text:list>
                  <text:list-item>
                    <text:p/>
                  </text:list-item>
                  <text:list-item>
                    <text:p>Y</text:p>
                  </text:list-item>
                </text:list>
                <draw:g>
                  <svg:desc>Sheet1.M4:Sheet1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5273775216138">
                <text:p>11.5273775216138</text:p>
                <draw:g>
                  <svg:desc>Sheet1.L6:Sheet1.L90</svg:desc>
                </draw:g>
              </table:table-cell>
              <table:table-cell office:value-type="float" office:value="2601.88679245283">
                <text:p>2601.88679245283</text:p>
                <draw:g>
                  <svg:desc>Sheet1.M6:Sheet1.M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2910662824208">
                <text:p>17.2910662824208</text:p>
              </table:table-cell>
              <table:table-cell office:value-type="float" office:value="435.849056603774">
                <text:p>435.8490566037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1729106628242">
                <text:p>20.1729106628242</text:p>
              </table:table-cell>
              <table:table-cell office:value-type="float" office:value="171.698113207547">
                <text:p>171.698113207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0547550432277">
                <text:p>23.0547550432277</text:p>
              </table:table-cell>
              <table:table-cell office:value-type="float" office:value="92.4528301886793">
                <text:p>92.4528301886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8184438040346">
                <text:p>28.8184438040346</text:p>
              </table:table-cell>
              <table:table-cell office:value-type="float" office:value="66.0377358490566">
                <text:p>66.0377358490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2276657060519">
                <text:p>43.2276657060519</text:p>
              </table:table-cell>
              <table:table-cell office:value-type="float" office:value="184.905660377359">
                <text:p>184.905660377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6368876080692">
                <text:p>57.6368876080692</text:p>
              </table:table-cell>
              <table:table-cell office:value-type="float" office:value="686.792452830189">
                <text:p>686.792452830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.0461095100865">
                <text:p>72.0461095100865</text:p>
              </table:table-cell>
              <table:table-cell office:value-type="float" office:value="1439.62264150943">
                <text:p>1439.622641509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.9279538904899">
                <text:p>74.9279538904899</text:p>
              </table:table-cell>
              <table:table-cell office:value-type="float" office:value="2218.8679245283">
                <text:p>2218.8679245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.6916426512968">
                <text:p>80.6916426512968</text:p>
              </table:table-cell>
              <table:table-cell office:value-type="float" office:value="2786.79245283019">
                <text:p>2786.79245283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.6916426512968">
                <text:p>80.6916426512968</text:p>
              </table:table-cell>
              <table:table-cell office:value-type="float" office:value="3037.7358490566">
                <text:p>3037.73584905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.3371757925072">
                <text:p>89.3371757925072</text:p>
              </table:table-cell>
              <table:table-cell office:value-type="float" office:value="2905.66037735849">
                <text:p>2905.660377358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.3371757925072">
                <text:p>89.3371757925072</text:p>
              </table:table-cell>
              <table:table-cell office:value-type="float" office:value="2760.37735849057">
                <text:p>2760.377358490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.2190201729107">
                <text:p>92.2190201729107</text:p>
              </table:table-cell>
              <table:table-cell office:value-type="float" office:value="2667.92452830189">
                <text:p>2667.924528301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.1008645533141">
                <text:p>95.1008645533141</text:p>
              </table:table-cell>
              <table:table-cell office:value-type="float" office:value="2707.54716981132">
                <text:p>2707.547169811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.9827089337176">
                <text:p>97.9827089337176</text:p>
              </table:table-cell>
              <table:table-cell office:value-type="float" office:value="2615.09433962264">
                <text:p>2615.09433962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.864553314121">
                <text:p>100.864553314121</text:p>
              </table:table-cell>
              <table:table-cell office:value-type="float" office:value="2509.43396226415">
                <text:p>2509.433962264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.628242074928">
                <text:p>106.628242074928</text:p>
              </table:table-cell>
              <table:table-cell office:value-type="float" office:value="2390.56603773585">
                <text:p>2390.566037735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.273775216138">
                <text:p>115.273775216138</text:p>
              </table:table-cell>
              <table:table-cell office:value-type="float" office:value="2456.60377358491">
                <text:p>2456.60377358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919308357349">
                <text:p>123.919308357349</text:p>
              </table:table-cell>
              <table:table-cell office:value-type="float" office:value="2549.05660377358">
                <text:p>2549.056603773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.919308357349">
                <text:p>123.919308357349</text:p>
              </table:table-cell>
              <table:table-cell office:value-type="float" office:value="2628.30188679245">
                <text:p>2628.301886792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5.446685878963">
                <text:p>135.446685878963</text:p>
              </table:table-cell>
              <table:table-cell office:value-type="float" office:value="2509.43396226415">
                <text:p>2509.433962264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.210374639769">
                <text:p>141.210374639769</text:p>
              </table:table-cell>
              <table:table-cell office:value-type="float" office:value="2416.98113207547">
                <text:p>2416.981132075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9.85590778098">
                <text:p>149.85590778098</text:p>
              </table:table-cell>
              <table:table-cell office:value-type="float" office:value="2350.94339622642">
                <text:p>2350.943396226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8.50144092219">
                <text:p>158.50144092219</text:p>
              </table:table-cell>
              <table:table-cell office:value-type="float" office:value="2271.69811320755">
                <text:p>2271.698113207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1.383285302594">
                <text:p>161.383285302594</text:p>
              </table:table-cell>
              <table:table-cell office:value-type="float" office:value="2166.03773584906">
                <text:p>2166.037735849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0.028818443804">
                <text:p>170.028818443804</text:p>
              </table:table-cell>
              <table:table-cell office:value-type="float" office:value="2047.16981132075">
                <text:p>2047.169811320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.792507204611">
                <text:p>175.792507204611</text:p>
              </table:table-cell>
              <table:table-cell office:value-type="float" office:value="1981.1320754717">
                <text:p>1981.13207547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0.201729106628">
                <text:p>190.201729106628</text:p>
              </table:table-cell>
              <table:table-cell office:value-type="float" office:value="2020.75471698113">
                <text:p>2020.754716981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.847262247839">
                <text:p>198.847262247839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7.492795389049">
                <text:p>207.492795389049</text:p>
              </table:table-cell>
              <table:table-cell office:value-type="float" office:value="2113.20754716981">
                <text:p>2113.207547169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6.138328530259">
                <text:p>216.138328530259</text:p>
              </table:table-cell>
              <table:table-cell office:value-type="float" office:value="2007.54716981132">
                <text:p>2007.547169811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7.665706051873">
                <text:p>227.665706051873</text:p>
              </table:table-cell>
              <table:table-cell office:value-type="float" office:value="1822.64150943396">
                <text:p>1822.641509433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0.547550432277">
                <text:p>230.547550432277</text:p>
              </table:table-cell>
              <table:table-cell office:value-type="float" office:value="1730.18867924528">
                <text:p>1730.188679245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2.07492795389">
                <text:p>242.07492795389</text:p>
              </table:table-cell>
              <table:table-cell office:value-type="float" office:value="1584.90566037736">
                <text:p>1584.905660377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2.07492795389">
                <text:p>242.07492795389</text:p>
              </table:table-cell>
              <table:table-cell office:value-type="float" office:value="1479.24528301887">
                <text:p>1479.245283018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0.720461095101">
                <text:p>250.720461095101</text:p>
              </table:table-cell>
              <table:table-cell office:value-type="float" office:value="1413.20754716981">
                <text:p>1413.207547169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9.365994236311">
                <text:p>259.365994236311</text:p>
              </table:table-cell>
              <table:table-cell office:value-type="float" office:value="1294.33962264151">
                <text:p>1294.33962264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3.775216138329">
                <text:p>273.775216138329</text:p>
              </table:table-cell>
              <table:table-cell office:value-type="float" office:value="1135.84905660377">
                <text:p>1135.849056603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5.302593659942">
                <text:p>285.302593659942</text:p>
              </table:table-cell>
              <table:table-cell office:value-type="float" office:value="1069.81132075472">
                <text:p>1069.811320754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2.593659942363">
                <text:p>302.593659942363</text:p>
              </table:table-cell>
              <table:table-cell office:value-type="float" office:value="964.150943396226">
                <text:p>964.1509433962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9.884726224784">
                <text:p>319.884726224784</text:p>
              </table:table-cell>
              <table:table-cell office:value-type="float" office:value="898.11320754717">
                <text:p>898.113207547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4.293948126801">
                <text:p>334.293948126801</text:p>
              </table:table-cell>
              <table:table-cell office:value-type="float" office:value="858.490566037736">
                <text:p>858.4905660377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4.293948126801">
                <text:p>334.293948126801</text:p>
              </table:table-cell>
              <table:table-cell office:value-type="float" office:value="818.867924528302">
                <text:p>818.8679245283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5.821325648415">
                <text:p>345.821325648415</text:p>
              </table:table-cell>
              <table:table-cell office:value-type="float" office:value="845.283018867925">
                <text:p>845.2830188679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4.466858789625">
                <text:p>354.466858789625</text:p>
              </table:table-cell>
              <table:table-cell office:value-type="float" office:value="858.490566037736">
                <text:p>858.4905660377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4.466858789625">
                <text:p>354.466858789625</text:p>
              </table:table-cell>
              <table:table-cell office:value-type="float" office:value="805.660377358491">
                <text:p>805.6603773584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0.230547550432">
                <text:p>360.230547550432</text:p>
              </table:table-cell>
              <table:table-cell office:value-type="float" office:value="779.245283018868">
                <text:p>779.245283018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1.757925072046">
                <text:p>371.757925072046</text:p>
              </table:table-cell>
              <table:table-cell office:value-type="float" office:value="792.452830188679">
                <text:p>792.4528301886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0.403458213256">
                <text:p>380.403458213256</text:p>
              </table:table-cell>
              <table:table-cell office:value-type="float" office:value="779.245283018868">
                <text:p>779.2452830188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1.93083573487">
                <text:p>391.93083573487</text:p>
              </table:table-cell>
              <table:table-cell office:value-type="float" office:value="752.830188679245">
                <text:p>752.8301886792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2.103746397695">
                <text:p>412.103746397695</text:p>
              </table:table-cell>
              <table:table-cell office:value-type="float" office:value="752.830188679245">
                <text:p>752.8301886792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0.749279538905">
                <text:p>420.749279538905</text:p>
              </table:table-cell>
              <table:table-cell office:value-type="float" office:value="792.452830188679">
                <text:p>792.4528301886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6.512968299712">
                <text:p>426.512968299712</text:p>
              </table:table-cell>
              <table:table-cell office:value-type="float" office:value="739.622641509434">
                <text:p>739.6226415094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8.040345821326">
                <text:p>438.040345821326</text:p>
              </table:table-cell>
              <table:table-cell office:value-type="float" office:value="832.075471698113">
                <text:p>832.0754716981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3.804034582133">
                <text:p>443.804034582133</text:p>
              </table:table-cell>
              <table:table-cell office:value-type="float" office:value="779.245283018868">
                <text:p>779.2452830188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1.095100864553">
                <text:p>461.095100864553</text:p>
              </table:table-cell>
              <table:table-cell office:value-type="float" office:value="752.830188679245">
                <text:p>752.8301886792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6.85878962536">
                <text:p>466.8587896253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2.622478386167">
                <text:p>472.622478386167</text:p>
              </table:table-cell>
              <table:table-cell office:value-type="float" office:value="620.754716981132">
                <text:p>620.7547169811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8.386167146974">
                <text:p>478.386167146974</text:p>
              </table:table-cell>
              <table:table-cell office:value-type="float" office:value="541.509433962264">
                <text:p>541.5094339622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1.268011527378">
                <text:p>481.268011527378</text:p>
              </table:table-cell>
              <table:table-cell office:value-type="float" office:value="449.056603773585">
                <text:p>449.0566037735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5.677233429395">
                <text:p>495.677233429395</text:p>
              </table:table-cell>
              <table:table-cell office:value-type="float" office:value="369.811320754717">
                <text:p>369.8113207547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4.322766570605">
                <text:p>504.322766570605</text:p>
              </table:table-cell>
              <table:table-cell office:value-type="float" office:value="290.566037735849">
                <text:p>290.5660377358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5.850144092219">
                <text:p>515.850144092219</text:p>
              </table:table-cell>
              <table:table-cell office:value-type="float" office:value="224.528301886792">
                <text:p>224.5283018867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0.259365994236">
                <text:p>530.259365994236</text:p>
              </table:table-cell>
              <table:table-cell office:value-type="float" office:value="184.905660377359">
                <text:p>184.9056603773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7.550432276657">
                <text:p>547.550432276657</text:p>
              </table:table-cell>
              <table:table-cell office:value-type="float" office:value="184.905660377359">
                <text:p>184.9056603773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4.841498559078">
                <text:p>564.841498559078</text:p>
              </table:table-cell>
              <table:table-cell office:value-type="float" office:value="145.283018867925">
                <text:p>145.283018867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2.132564841499">
                <text:p>582.132564841499</text:p>
              </table:table-cell>
              <table:table-cell office:value-type="float" office:value="145.283018867925">
                <text:p>145.2830188679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6.541786743516">
                <text:p>596.541786743516</text:p>
              </table:table-cell>
              <table:table-cell office:value-type="float" office:value="158.490566037736">
                <text:p>158.4905660377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2.305475504323">
                <text:p>602.305475504323</text:p>
              </table:table-cell>
              <table:table-cell office:value-type="float" office:value="118.867924528302">
                <text:p>118.8679245283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6.71469740634">
                <text:p>616.71469740634</text:p>
              </table:table-cell>
              <table:table-cell office:value-type="float" office:value="92.4528301886793">
                <text:p>92.45283018867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1.123919308357">
                <text:p>631.123919308357</text:p>
              </table:table-cell>
              <table:table-cell office:value-type="float" office:value="158.490566037736">
                <text:p>158.4905660377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42.651296829971">
                <text:p>642.651296829971</text:p>
              </table:table-cell>
              <table:table-cell office:value-type="float" office:value="528.301886792453">
                <text:p>528.3018867924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1.296829971182">
                <text:p>651.296829971182</text:p>
              </table:table-cell>
              <table:table-cell office:value-type="float" office:value="1347.16981132075">
                <text:p>1347.169811320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54.178674351585">
                <text:p>654.178674351585</text:p>
              </table:table-cell>
              <table:table-cell office:value-type="float" office:value="1769.81132075472">
                <text:p>1769.811320754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9.942363112392">
                <text:p>659.942363112392</text:p>
              </table:table-cell>
              <table:table-cell office:value-type="float" office:value="1954.71698113208">
                <text:p>1954.716981132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2.824207492795">
                <text:p>662.824207492795</text:p>
              </table:table-cell>
              <table:table-cell office:value-type="float" office:value="2113.20754716981">
                <text:p>2113.207547169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71.469740634006">
                <text:p>671.469740634006</text:p>
              </table:table-cell>
              <table:table-cell office:value-type="float" office:value="1849.05660377358">
                <text:p>1849.056603773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4.351585014409">
                <text:p>674.351585014409</text:p>
              </table:table-cell>
              <table:table-cell office:value-type="float" office:value="1505.66037735849">
                <text:p>1505.660377358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0.115273775216">
                <text:p>680.115273775216</text:p>
              </table:table-cell>
              <table:table-cell office:value-type="float" office:value="1122.64150943396">
                <text:p>1122.641509433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0.115273775216">
                <text:p>680.115273775216</text:p>
              </table:table-cell>
              <table:table-cell office:value-type="float" office:value="779.245283018868">
                <text:p>779.2452830188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8.760806916427">
                <text:p>688.760806916427</text:p>
              </table:table-cell>
              <table:table-cell office:value-type="float" office:value="343.396226415094">
                <text:p>343.3962264150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0.28818443804">
                <text:p>700.28818443804</text:p>
              </table:table-cell>
              <table:table-cell office:value-type="float" office:value="118.867924528302">
                <text:p>118.8679245283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6.051873198847">
                <text:p>706.051873198847</text:p>
              </table:table-cell>
              <table:table-cell office:value-type="float" office:value="39.622641509434">
                <text:p>39.6226415094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20.461095100865">
                <text:p>720.461095100865</text:p>
              </table:table-cell>
              <table:table-cell office:value-type="float" office:value="13.2075471698113">
                <text:p>13.20754716981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10">
      <style:chart-properties chart:display-label="true" chart:logarithmic="true" chart:minimum="0.01" chart:maximum="1000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7" chart:maximum="1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scatter" chart:style-name="ch1">
        <chart:legend chart:legend-position="end" svg:x="12.89cm" svg:y="3.963cm" style:legend-expansion="high" chart:style-name="ch2"/>
        <chart:plot-area chart:style-name="ch3" table:cell-range-address="Sheet2.L6:Sheet2.M27 Sheet2.R6:Sheet2.R26" svg:x="0.769cm" svg:y="0.855cm" svg:width="11.483cm" svg:height="7.552cm">
          <chartooo:coordinate-region svg:x="1.491cm" svg:y="1.051cm" svg:width="10.268cm" svg:height="6.7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M6:Sheet2.M27" chart:class="chart:scatter">
            <chart:domain table:cell-range-address="Sheet2.L6:Sheet2.L27"/>
            <chart:data-point chart:repeated="22"/>
          </chart:series>
          <chart:series chart:style-name="ch8" chart:values-cell-range-address="Sheet2.R6:Sheet2.R26" chart:class="chart:scatter">
            <chart:domain table:cell-range-address="Sheet2.Q6:Sheet2.Q26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  <table:table-cell office:value-type="string">
                <text:p>Столбец M</text:p>
              </table:table-cell>
              <table:table-cell office:value-type="string">
                <text:p>Столбец Q</text:p>
              </table:table-cell>
              <table:table-cell office:value-type="string">
                <text:p>Столбец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32196930375872">
                <text:p>0.00632196930375872</text:p>
                <draw:g>
                  <svg:desc>Sheet2.L6:Sheet2.L27</svg:desc>
                </draw:g>
              </table:table-cell>
              <table:table-cell office:value-type="float" office:value="1">
                <text:p>1</text:p>
                <draw:g>
                  <svg:desc>Sheet2.M6:Sheet2.M27</svg:desc>
                </draw:g>
              </table:table-cell>
              <table:table-cell office:value-type="float" office:value="0.036556119890972">
                <text:p>0.036556119890972</text:p>
                <draw:g>
                  <svg:desc>Sheet2.Q6:Sheet2.Q26</svg:desc>
                </draw:g>
              </table:table-cell>
              <table:table-cell office:value-type="float" office:value="1.00475599480903">
                <text:p>1.00475599480903</text:p>
                <draw:g>
                  <svg:desc>Sheet2.R6:Sheet2.R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1619775438441">
                <text:p>0.0201619775438441</text:p>
              </table:table-cell>
              <table:table-cell office:value-type="float" office:value="1">
                <text:p>1</text:p>
              </table:table-cell>
              <table:table-cell office:value-type="float" office:value="0.100447060876612">
                <text:p>0.100447060876612</text:p>
              </table:table-cell>
              <table:table-cell office:value-type="float" office:value="1.00475599480903">
                <text:p>1.00475599480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71062255121123">
                <text:p>0.0571062255121123</text:p>
              </table:table-cell>
              <table:table-cell office:value-type="float" office:value="1">
                <text:p>1</text:p>
              </table:table-cell>
              <table:table-cell office:value-type="float" office:value="0.16160185387228">
                <text:p>0.16160185387228</text:p>
              </table:table-cell>
              <table:table-cell office:value-type="float" office:value="0.986141859328828">
                <text:p>0.986141859328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40326169172015">
                <text:p>0.0840326169172015</text:p>
              </table:table-cell>
              <table:table-cell office:value-type="float" office:value="0.981610949053022">
                <text:p>0.981610949053022</text:p>
              </table:table-cell>
              <table:table-cell office:value-type="float" office:value="0.382919358561259">
                <text:p>0.382919358561259</text:p>
              </table:table-cell>
              <table:table-cell office:value-type="float" office:value="0.732262285321818">
                <text:p>0.732262285321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0067807107462">
                <text:p>0.120067807107462</text:p>
              </table:table-cell>
              <table:table-cell office:value-type="float" office:value="0.90693415480638">
                <text:p>0.90693415480638</text:p>
              </table:table-cell>
              <table:table-cell office:value-type="float" office:value="0.694279415285501">
                <text:p>0.694279415285501</text:p>
              </table:table-cell>
              <table:table-cell office:value-type="float" office:value="0.533669923120631">
                <text:p>0.5336699231206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2361364955258">
                <text:p>0.152361364955258</text:p>
              </table:table-cell>
              <table:table-cell office:value-type="float" office:value="0.770742115876721">
                <text:p>0.770742115876721</text:p>
              </table:table-cell>
              <table:table-cell office:value-type="float" office:value="1.15034771985003">
                <text:p>1.15034771985003</text:p>
              </table:table-cell>
              <table:table-cell office:value-type="float" office:value="0.422963635497946">
                <text:p>0.422963635497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5066450603564">
                <text:p>0.205066450603564</text:p>
              </table:table-cell>
              <table:table-cell office:value-type="float" office:value="0.521449338926205">
                <text:p>0.521449338926205</text:p>
              </table:table-cell>
              <table:table-cell office:value-type="float" office:value="1.85236125176582">
                <text:p>1.85236125176582</text:p>
              </table:table-cell>
              <table:table-cell office:value-type="float" office:value="0.352789094387658">
                <text:p>0.3527890943876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4503466883389">
                <text:p>0.284503466883389</text:p>
              </table:table-cell>
              <table:table-cell office:value-type="float" office:value="0.357746799864847">
                <text:p>0.357746799864847</text:p>
              </table:table-cell>
              <table:table-cell office:value-type="float" office:value="2.80721620394118">
                <text:p>2.80721620394118</text:p>
              </table:table-cell>
              <table:table-cell office:value-type="float" office:value="0.311149922372155">
                <text:p>0.311149922372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6505338478474">
                <text:p>0.406505338478474</text:p>
              </table:table-cell>
              <table:table-cell office:value-type="float" office:value="0.252383295033873">
                <text:p>0.252383295033873</text:p>
              </table:table-cell>
              <table:table-cell office:value-type="float" office:value="3.78166512608868">
                <text:p>3.78166512608868</text:p>
              </table:table-cell>
              <table:table-cell office:value-type="float" office:value="0.298392483306087">
                <text:p>0.298392483306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353644502521">
                <text:p>0.67353644502521</text:p>
              </table:table-cell>
              <table:table-cell office:value-type="float" office:value="0.172331090561351">
                <text:p>0.172331090561351</text:p>
              </table:table-cell>
              <table:table-cell office:value-type="float" office:value="4.9421632436451">
                <text:p>4.9421632436451</text:p>
              </table:table-cell>
              <table:table-cell office:value-type="float" office:value="0.290179458986726">
                <text:p>0.290179458986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8457016160248">
                <text:p>1.08457016160248</text:p>
              </table:table-cell>
              <table:table-cell office:value-type="float" office:value="0.130982151916837">
                <text:p>0.130982151916837</text:p>
              </table:table-cell>
              <table:table-cell office:value-type="float" office:value="6.85050500790949">
                <text:p>6.85050500790949</text:p>
              </table:table-cell>
              <table:table-cell office:value-type="float" office:value="0.291518866512506">
                <text:p>0.291518866512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9701829688231">
                <text:p>1.79701829688231</text:p>
              </table:table-cell>
              <table:table-cell office:value-type="float" office:value="0.104275388885377">
                <text:p>0.104275388885377</text:p>
              </table:table-cell>
              <table:table-cell office:value-type="float" office:value="11.7001282913131">
                <text:p>11.7001282913131</text:p>
              </table:table-cell>
              <table:table-cell office:value-type="float" office:value="0.312586125158964">
                <text:p>0.3125861251589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9367032630181">
                <text:p>2.89367032630181</text:p>
              </table:table-cell>
              <table:table-cell office:value-type="float" office:value="0.0902767170875399">
                <text:p>0.0902767170875399</text:p>
              </table:table-cell>
              <table:table-cell office:value-type="float" office:value="25.3575292604171">
                <text:p>25.3575292604171</text:p>
              </table:table-cell>
              <table:table-cell office:value-type="float" office:value="0.364448664931837">
                <text:p>0.364448664931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25807673041215">
                <text:p>4.25807673041215</text:p>
              </table:table-cell>
              <table:table-cell office:value-type="float" office:value="0.0845809828175134">
                <text:p>0.0845809828175134</text:p>
              </table:table-cell>
              <table:table-cell office:value-type="float" office:value="53.3150791294345">
                <text:p>53.3150791294345</text:p>
              </table:table-cell>
              <table:table-cell office:value-type="float" office:value="0.417102145938425">
                <text:p>0.4171021459384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9075367447584">
                <text:p>5.9075367447584</text:p>
              </table:table-cell>
              <table:table-cell office:value-type="float" office:value="0.0845809828175134">
                <text:p>0.0845809828175134</text:p>
              </table:table-cell>
              <table:table-cell office:value-type="float" office:value="96.6667292637342">
                <text:p>96.6667292637342</text:p>
              </table:table-cell>
              <table:table-cell office:value-type="float" office:value="0.453530042446769">
                <text:p>0.4535300424467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78816492992032">
                <text:p>9.78816492992032</text:p>
              </table:table-cell>
              <table:table-cell office:value-type="float" office:value="0.0898619332496484">
                <text:p>0.0898619332496484</text:p>
              </table:table-cell>
              <table:table-cell office:value-type="float" office:value="170.032054334213">
                <text:p>170.032054334213</text:p>
              </table:table-cell>
              <table:table-cell office:value-type="float" office:value="0.484003480670995">
                <text:p>0.4840034806709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.1932848952286">
                <text:p>23.1932848952286</text:p>
              </table:table-cell>
              <table:table-cell office:value-type="float" office:value="0.109250703553479">
                <text:p>0.109250703553479</text:p>
              </table:table-cell>
              <table:table-cell office:value-type="float" office:value="357.817330690773">
                <text:p>357.817330690773</text:p>
              </table:table-cell>
              <table:table-cell office:value-type="float" office:value="0.509437498368654">
                <text:p>0.5094374983686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.3150791294345">
                <text:p>53.3150791294345</text:p>
              </table:table-cell>
              <table:table-cell office:value-type="float" office:value="0.131586738060298">
                <text:p>0.131586738060298</text:p>
              </table:table-cell>
              <table:table-cell office:value-type="float" office:value="873.188681503248">
                <text:p>873.188681503248</text:p>
              </table:table-cell>
              <table:table-cell office:value-type="float" office:value="0.523856239715496">
                <text:p>0.5238562397154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0.032054334213">
                <text:p>170.032054334213</text:p>
              </table:table-cell>
              <table:table-cell office:value-type="float" office:value="0.157036280433355">
                <text:p>0.157036280433355</text:p>
              </table:table-cell>
              <table:table-cell office:value-type="float" office:value="2260.09298669271">
                <text:p>2260.09298669271</text:p>
              </table:table-cell>
              <table:table-cell office:value-type="float" office:value="0.536208054504731">
                <text:p>0.5362080545047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3.651342777198">
                <text:p>453.651342777198</text:p>
              </table:table-cell>
              <table:table-cell office:value-type="float" office:value="0.172331090561351">
                <text:p>0.172331090561351</text:p>
              </table:table-cell>
              <table:table-cell office:value-type="float" office:value="4898.2688577761">
                <text:p>4898.2688577761</text:p>
              </table:table-cell>
              <table:table-cell office:value-type="float" office:value="0.541169526546464">
                <text:p>0.541169526546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7.22424010104">
                <text:p>2007.22424010104</text:p>
              </table:table-cell>
              <table:table-cell office:value-type="float" office:value="0.182224203499042">
                <text:p>0.182224203499042</text:p>
              </table:table-cell>
              <table:table-cell office:value-type="float" office:value="8365.86119930638">
                <text:p>8365.86119930638</text:p>
              </table:table-cell>
              <table:table-cell office:value-type="float" office:value="0.543743326005527">
                <text:p>0.543743326005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46.5081858086">
                <text:p>9146.5081858086</text:p>
              </table:table-cell>
              <table:table-cell office:value-type="float" office:value="0.184784979742229">
                <text:p>0.18478497974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